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style>
    <style:style style:name="P6" style:family="paragraph" style:parent-style-name="Standard">
      <style:paragraph-properties fo:line-height="100%" fo:text-align="justify" style:justify-single-word="false"/>
      <style:text-properties fo:font-size="12pt" fo:font-weight="bold" style:font-size-asian="12pt" style:font-weight-asian="bold"/>
    </style:style>
    <style:style style:name="P7" style:family="paragraph" style:parent-style-name="Standard">
      <style:paragraph-properties fo:text-align="justify" style:justify-single-word="false"/>
      <style:text-properties fo:font-size="12pt" fo:font-weight="bold" style:font-size-asian="12pt" style:font-weight-asian="bold"/>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635cm" fo:margin-right="0cm" fo:text-align="justify" style:justify-single-word="false" fo:text-indent="0cm" style:auto-text-indent="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List_20_Paragraph">
      <style:paragraph-properties fo:margin-left="2.54cm" fo:margin-right="0cm" fo:text-align="justify" style:justify-single-word="false" fo:text-indent="0cm" style:auto-text-indent="false"/>
    </style:style>
    <style:style style:name="P12" style:family="paragraph" style:parent-style-name="List_20_Paragraph">
      <style:paragraph-properties fo:margin-left="2.54cm" fo:margin-right="0cm" fo:text-align="justify" style:justify-single-word="false" fo:text-indent="0cm" style:auto-text-indent="false"/>
      <style:text-properties fo:font-size="12pt" style:text-underline-style="solid" style:text-underline-width="auto" style:text-underline-color="font-color" style:font-size-asian="12pt"/>
    </style:style>
    <style:style style:name="P13" style:family="paragraph" style:parent-style-name="Standard">
      <style:paragraph-properties fo:margin-top="0.635cm" fo:margin-bottom="0.176cm" fo:line-height="100%" fo:text-align="justify" style:justify-single-word="false"/>
      <style:text-properties fo:font-size="12pt" style:text-underline-style="solid" style:text-underline-width="auto" style:text-underline-color="font-color" fo:font-weight="bold" style:font-size-asian="12pt" style:font-weight-asian="bold"/>
    </style:style>
    <style:style style:name="P14" style:family="paragraph" style:parent-style-name="Standard" style:master-page-name="Standard">
      <style:paragraph-properties fo:text-align="justify" style:justify-single-word="false" style:page-number="auto"/>
    </style:style>
    <style:style style:name="P15" style:family="paragraph" style:parent-style-name="Standard">
      <style:paragraph-properties fo:text-align="justify" style:justify-single-word="false"/>
      <style:text-properties fo:font-size="12pt" style:text-underline-style="none" style:font-size-asian="12pt"/>
    </style:style>
    <style:style style:name="P16" style:family="paragraph" style:parent-style-name="Standard" style:list-style-name="L5">
      <style:paragraph-properties fo:text-align="justify" style:justify-single-word="false"/>
      <style:text-properties fo:color="#ff0000" fo:font-size="12pt" style:text-underline-style="none" fo:font-weight="bold" style:font-size-asian="12pt" style:font-weight-asian="bold" style:font-weight-complex="bold"/>
    </style:style>
    <style:style style:name="P17" style:family="paragraph" style:parent-style-name="Standard" style:list-style-name="L5">
      <style:paragraph-properties fo:text-align="justify" style:justify-single-word="false"/>
      <style:text-properties fo:color="#ff0000" fo:font-size="12pt" fo:language="en" fo:country="US" style:text-underline-style="none" fo:font-weight="bold" style:font-size-asian="12pt" style:font-weight-asian="bold" style:font-weight-complex="bold"/>
    </style:style>
    <style:style style:name="P18" style:family="paragraph" style:parent-style-name="Standard">
      <style:paragraph-properties fo:text-align="justify" style:justify-single-word="false"/>
      <style:text-properties fo:color="#ff0000" fo:font-size="12pt" fo:language="el" fo:country="GR" style:text-underline-style="none" fo:font-weight="bold" style:font-size-asian="12pt" style:font-weight-asian="bold" style:font-weight-complex="bold"/>
    </style:style>
    <style:style style:name="P19" style:family="paragraph" style:parent-style-name="Standard" style:list-style-name="L5">
      <style:paragraph-properties fo:text-align="justify" style:justify-single-word="false"/>
      <style:text-properties fo:color="#ff0000" fo:font-size="12pt" fo:language="el" fo:country="GR" style:text-underline-style="none" fo:font-weight="bold" style:font-size-asian="12pt" style:font-weight-asian="bold" style:font-weight-complex="bold"/>
    </style:style>
    <style:style style:name="P20" style:family="paragraph" style:parent-style-name="List_20_Paragraph" style:list-style-name="L1">
      <style:paragraph-properties fo:text-align="justify" style:justify-single-word="false"/>
      <style:text-properties fo:font-size="12pt" style:font-size-asian="12pt"/>
    </style:style>
    <style:style style:name="P21" style:family="paragraph" style:parent-style-name="List_20_Paragraph" style:list-style-name="L2">
      <style:paragraph-properties fo:text-align="justify" style:justify-single-word="false"/>
      <style:text-properties fo:font-size="12pt" style:font-size-asian="12pt"/>
    </style:style>
    <style:style style:name="P22" style:family="paragraph" style:parent-style-name="List_20_Paragraph" style:list-style-name="L4">
      <style:paragraph-properties fo:text-align="justify" style:justify-single-word="false"/>
      <style:text-properties fo:font-size="12pt" style:font-size-asian="12pt"/>
    </style:style>
    <style:style style:name="P23" style:family="paragraph" style:parent-style-name="List_20_Paragraph" style:list-style-name="WWNum14">
      <style:paragraph-properties fo:text-align="justify" style:justify-single-word="false"/>
      <style:text-properties fo:font-size="12pt" style:font-size-asian="12pt"/>
    </style:style>
    <style:style style:name="P24" style:family="paragraph" style:parent-style-name="List_20_Paragraph" style:list-style-name="WWNum15">
      <style:paragraph-properties fo:text-align="justify" style:justify-single-word="false"/>
      <style:text-properties fo:font-size="12pt" style:font-size-asian="12pt"/>
    </style:style>
    <style:style style:name="P25" style:family="paragraph" style:parent-style-name="List_20_Paragraph" style:list-style-name="WWNum16">
      <style:paragraph-properties fo:text-align="justify" style:justify-single-word="false"/>
      <style:text-properties fo:font-size="12pt" style:font-size-asian="12pt"/>
    </style:style>
    <style:style style:name="P26" style:family="paragraph" style:parent-style-name="List_20_Paragraph" style:list-style-name="L1">
      <style:paragraph-properties fo:text-align="justify" style:justify-single-word="false"/>
    </style:style>
    <style:style style:name="P27" style:family="paragraph" style:parent-style-name="List_20_Paragraph" style:list-style-name="WWNum1">
      <style:paragraph-properties fo:text-align="justify" style:justify-single-word="false"/>
    </style:style>
    <style:style style:name="P28" style:family="paragraph" style:parent-style-name="List_20_Paragraph" style:list-style-name="L2">
      <style:paragraph-properties fo:text-align="justify" style:justify-single-word="false"/>
    </style:style>
    <style:style style:name="P29" style:family="paragraph" style:parent-style-name="List_20_Paragraph" style:list-style-name="L3">
      <style:paragraph-properties fo:text-align="justify" style:justify-single-word="false"/>
    </style:style>
    <style:style style:name="P30" style:family="paragraph" style:parent-style-name="List_20_Paragraph" style:list-style-name="L4">
      <style:paragraph-properties fo:text-align="justify" style:justify-single-word="false"/>
    </style:style>
    <style:style style:name="P31" style:family="paragraph" style:parent-style-name="List_20_Paragraph" style:list-style-name="WWNum4">
      <style:paragraph-properties fo:text-align="justify" style:justify-single-word="false"/>
    </style:style>
    <style:style style:name="P32" style:family="paragraph" style:parent-style-name="List_20_Paragraph" style:list-style-name="WWNum7">
      <style:paragraph-properties fo:text-align="justify" style:justify-single-word="false"/>
    </style:style>
    <style:style style:name="P33" style:family="paragraph" style:parent-style-name="List_20_Paragraph" style:list-style-name="WWNum5">
      <style:paragraph-properties fo:text-align="justify" style:justify-single-word="false"/>
    </style:style>
    <style:style style:name="P34" style:family="paragraph" style:parent-style-name="List_20_Paragraph" style:list-style-name="WWNum8">
      <style:paragraph-properties fo:text-align="justify" style:justify-single-word="false"/>
    </style:style>
    <style:style style:name="P35" style:family="paragraph" style:parent-style-name="List_20_Paragraph" style:list-style-name="WWNum9">
      <style:paragraph-properties fo:text-align="justify" style:justify-single-word="false"/>
    </style:style>
    <style:style style:name="P36" style:family="paragraph" style:parent-style-name="List_20_Paragraph" style:list-style-name="WWNum10">
      <style:paragraph-properties fo:text-align="justify" style:justify-single-word="false"/>
    </style:style>
    <style:style style:name="P37" style:family="paragraph" style:parent-style-name="List_20_Paragraph" style:list-style-name="WWNum11">
      <style:paragraph-properties fo:text-align="justify" style:justify-single-word="false"/>
    </style:style>
    <style:style style:name="P38" style:family="paragraph" style:parent-style-name="List_20_Paragraph" style:list-style-name="WWNum13">
      <style:paragraph-properties fo:text-align="justify" style:justify-single-word="false"/>
    </style:style>
    <style:style style:name="P39" style:family="paragraph" style:parent-style-name="List_20_Paragraph" style:list-style-name="WWNum14">
      <style:paragraph-properties fo:text-align="justify" style:justify-single-word="false"/>
    </style:style>
    <style:style style:name="P40" style:family="paragraph" style:parent-style-name="List_20_Paragraph" style:list-style-name="WWNum15">
      <style:paragraph-properties fo:text-align="justify" style:justify-single-word="false"/>
    </style:style>
    <style:style style:name="P41" style:family="paragraph" style:parent-style-name="List_20_Paragraph" style:list-style-name="WWNum16">
      <style:paragraph-properties fo:text-align="justify" style:justify-single-word="false"/>
    </style:style>
    <style:style style:name="P42" style:family="paragraph" style:parent-style-name="List_20_Paragraph" style:list-style-name="WWNum17">
      <style:paragraph-properties fo:text-align="justify" style:justify-single-word="false"/>
    </style:style>
    <style:style style:name="T1" style:family="text">
      <style:text-properties fo:font-size="14pt" style:font-size-asian="14pt"/>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4pt" fo:font-weight="bold" style:font-size-asian="14pt" style:font-weight-asian="bold"/>
    </style:style>
    <style:style style:name="T4" style:family="text">
      <style:text-properties style:text-position="super 58%" fo:font-size="14pt" style:font-size-asian="14pt"/>
    </style:style>
    <style:style style:name="T5" style:family="text">
      <style:text-properties style:text-position="super 58%" fo:font-size="12pt" style:font-size-asian="12pt"/>
    </style:style>
    <style:style style:name="T6" style:family="text">
      <style:text-properties style:text-position="super 58%" fo:font-size="12pt" fo:font-weight="bold" style:font-size-asian="12pt" style:font-weight-asian="bold"/>
    </style:style>
    <style:style style:name="T7" style:family="text">
      <style:text-properties style:text-position="super 58%" fo:font-size="12pt" style:text-underline-style="solid" style:text-underline-width="auto" style:text-underline-color="font-color" style:font-size-asian="12pt"/>
    </style:style>
    <style:style style:name="T8" style:family="text">
      <style:text-properties style:text-position="super 58%" fo:font-size="12pt" style:text-underline-style="solid" style:text-underline-width="auto" style:text-underline-color="font-color" fo:font-weight="bold" style:font-size-asian="12pt" style:font-weight-asian="bold"/>
    </style:style>
    <style:style style:name="T9" style:family="text">
      <style:text-properties fo:font-size="12pt" style:font-size-asian="12pt"/>
    </style:style>
    <style:style style:name="T10" style:family="text">
      <style:text-properties fo:font-size="12pt" style:font-size-asian="12pt" style:font-style-complex="italic" style:font-weight-complex="bold"/>
    </style:style>
    <style:style style:name="T11" style:family="text">
      <style:text-properties fo:font-size="12pt" style:font-size-asian="12pt" style:font-size-complex="12pt"/>
    </style:style>
    <style:style style:name="T12" style:family="text">
      <style:text-properties fo:font-size="12pt" style:text-underline-style="solid" style:text-underline-width="auto" style:text-underline-color="font-color" style:font-size-asian="12pt"/>
    </style:style>
    <style:style style:name="T13" style:family="text">
      <style:text-properties fo:font-size="12pt" style:text-underline-style="solid" style:text-underline-width="auto" style:text-underline-color="font-color" fo:font-weight="bold" style:font-size-asian="12pt" style:font-weight-asian="bold"/>
    </style:style>
    <style:style style:name="T14" style:family="text">
      <style:text-properties fo:font-size="12pt" fo:font-weight="bold" style:font-size-asian="12pt" style:font-weight-asian="bold"/>
    </style:style>
    <style:style style:name="T15" style:family="text">
      <style:text-properties fo:font-size="12pt" fo:font-weight="bold" style:font-size-asian="12pt" style:font-weight-asian="bold" style:font-size-complex="12pt"/>
    </style:style>
    <style:style style:name="T16" style:family="text">
      <style:text-properties fo:font-size="12pt" fo:language="en" fo:country="US" style:font-size-asian="12pt"/>
    </style:style>
    <style:style style:name="T17" style:family="text">
      <style:text-properties fo:font-size="12pt" fo:language="en" fo:country="US" style:font-size-asian="12pt" style:font-size-complex="12pt"/>
    </style:style>
    <style:style style:name="T18" style:family="text">
      <style:text-properties fo:font-size="12pt" fo:language="en" fo:country="US" fo:font-weight="bold" style:font-size-asian="12pt" style:font-weight-asian="bold"/>
    </style:style>
    <style:style style:name="T19" style:family="text">
      <style:text-properties fo:font-size="12pt" fo:language="en" fo:country="US" style:text-underline-style="solid" style:text-underline-width="auto" style:text-underline-color="font-color" style:font-size-asian="12pt"/>
    </style:style>
    <style:style style:name="T20" style:family="text">
      <style:text-properties fo:font-size="12pt" fo:font-style="italic" style:font-size-asian="12pt" style:font-style-asian="italic"/>
    </style:style>
    <style:style style:name="T21" style:family="text">
      <style:text-properties fo:font-size="12pt" fo:font-style="italic" style:text-underline-style="solid" style:text-underline-width="auto" style:text-underline-color="font-color" fo:font-weight="bold" style:font-size-asian="12pt" style:font-style-asian="italic" style:font-weight-asian="bold"/>
    </style:style>
    <style:style style:name="T22" style:family="text">
      <style:text-properties fo:font-size="12pt" fo:font-style="italic" fo:font-weight="bold" style:font-size-asian="12pt" style:font-style-asian="italic" style:font-weight-asian="bold"/>
    </style:style>
    <style:style style:name="T23" style:family="text">
      <style:text-properties fo:color="#ff0000" fo:font-size="14pt" fo:font-weight="bold" style:font-size-asian="14pt" style:font-weight-asian="bold"/>
    </style:style>
    <style:style style:name="T24" style:family="text">
      <style:text-properties fo:color="#ff0000" fo:font-weight="bold" style:font-weight-asian="bold" style:font-weight-complex="bold"/>
    </style:style>
    <style:style style:name="T25" style:family="text">
      <style:text-properties fo:color="#ff0000" fo:language="en" fo:country="US" fo:font-weight="bold" style:font-weight-asian="bold" style:font-weight-complex="bold"/>
    </style:style>
    <style:style style:name="T26" style:family="text">
      <style:text-properties fo:color="#ff0000" fo:language="el" fo:country="GR" fo:font-weight="bold" style:font-weight-asian="bold" style:font-weight-complex="bold"/>
    </style:style>
    <style:style style:name="T27" style:family="text">
      <style:text-properties fo:language="en" fo:country="US"/>
    </style:style>
    <style:style style:name="T28" style:family="text">
      <style:text-properties fo:language="el" fo:country="G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ΤΕΚΜΗΡΙΩΣΗ ΤΟΥ ΕΡΓΟΥ «</text:span><text:span text:style-name="T2">ΔΙΑΓΩΝΙΣΜΟΣ ΑΝΑΚΥΚΛΩΣΗΣ</text:span><text:span text:style-name="T1">» ΤΟ ΟΠΟΙΟ ΣΥΜΜΕΤΕΧΕΙ ΣΤΟΝ <text:s/>1</text:span><text:span text:style-name="T4">Ο</text:span><text:span text:style-name="T1"> ΠΑΝΕΛΛΗΝΙΟ ΔΙΑΓΩΝΙΣΜΟ ΕΚΠΑΙΔΕΥΤΙΚΗΣ ΡΟΜΠΟΤΙΚΗΣ &amp; PHYSICAL COMPUTING ΑΝΟΙΧΤΩΝ ΤΕΧΝΟΛΟΓΙΩΝ.</text:span></text:p>
      <text:p text:style-name="P4"/>
      <text:p text:style-name="P2"><text:span text:style-name="T12">Όνομα σχολείου</text:span><text:span text:style-name="T9">: </text:span><text:span text:style-name="T10">Εκπαιδευτήρια ΓΕΝΕΣΙΣ Ιδιωτικό Δημοτικό Σχολείο</text:span></text:p>
      <text:p text:style-name="P2"><text:span text:style-name="T12">Όνομα Ομάδας</text:span><text:span text:style-name="T9">: Genesis Robotics Team</text:span></text:p>
      <text:p text:style-name="P2"><text:span text:style-name="T12">Αποθετήριο του έργου</text:span><text:span text:style-name="T9">: https://github.com/VassileiosLadas/Genesis_Recycling_Competition.git</text:span></text:p>
      <text:p text:style-name="P2"><text:span text:style-name="T12">Υπεύθυνος Εκπαιδευτικός – συντονιστής ομάδας</text:span><text:span text:style-name="T9">: Λαδάς Βασίλειος</text:span></text:p>
      <text:p text:style-name="P3"/>
      <text:p text:style-name="P5">Εισαγωγή:</text:p>
      <text:p text:style-name="P3">Η τεκμηρίωση του έργου μας έχει χωριστεί σε κεφάλαια. Για την ευκολότερη κατανόησή της, προτείνουμε τη μελέτη των κεφαλαίων με τη σειρά που παρατίθενται. </text:p>
      <text:p text:style-name="P3">(Σημείωση: Ορισμένα κεφάλαια της τεκμηρίωσης αναλύονται σε διαφορετικά αρχεία και όχι στο τρέχον αρχείο. Για καθένα από τα κεφάλαια αυτά θα υπάρχει συγκεκριμένη παραπομπή η οποία επεξηγεί σε ποιόν φάκελο του αποθετηρίου μας βρίσκεται το αρχείο στο οποίο αναλύεται το συγκεκριμένο κεφάλαιο.)</text:p>
      <text:p text:style-name="P13">Κεφάλαιο 1:</text:p>
      <text:p text:style-name="P6">Στόχος – σενάριο του έργου.</text:p>
      <text:p text:style-name="P2"><text:span text:style-name="T9">Σε μια κωμόπολη λειτουργούν 2 σχολεία. Στην κωμόπολη αυτή υπάρχουν 2 διαφορετικοί δρόμοι οι οποίοι ΔΕΝ τέμνονται σε κανένα σημείο. Επίσης, κάθε δρόμος οδηγεί σε διαφορετικό σχολείο. Κάθε σχολείο έχει από έναν κάδο ανακύκλωσης και δίπλα σε κάθε κάδο υπάρχει ένας αυτόματος μετρητής (</text:span><text:span text:style-name="T16">robot</text:span><text:span text:style-name="T9">) ο οποίος μετρά το πλήθος των τεμαχίων που έχουν τοποθετηθεί στον συγκεκριμένο κάδο ανακύκλωσης. Σύμφωνα με τον διαγωνισμό αυτό, νικητής του διαγωνισμού είναι το σχολείο εκείνο, του οποίου οι μαθητές θα προλάβουν και θα τοποθετήσουν πρώτοι στον κάδο ανακύκλωσής του 5 ανακυκλώσιμα τεμάχια! Με άλλα λόγια, ο πρώτος από τους αυτόματους μετρητές των σχολείων που θα ανιχνεύσει/προσμετρήσει το πέμπτο (5) ανακυκλώσιμο τεμάχιο στον κάδο του σχολείου του, πρέπει να ειδοποιήσει τον διοργανωτή του διαγωνισμού ότι το σχολείο στο οποίο ανήκει ο μετρητής αυτός είναι το σχολείο νικητής. Ο διοργανωτής του διαγωνισμού υποθέτουμε ότι είναι ένα αυτόνομο όχημα (</text:span><text:span text:style-name="T16">robot</text:span><text:span text:style-name="T9">) το οποίο είναι σταθμευμένο σε συγκεκριμένο σημείο της κωμόπολης και περιμένει σταθμευμένος εκεί, μέχρι να ειδοποιηθεί από τον αυτόματο μετρητή κάποιου σχολείου ότι το σχολείο αυτό νίκησε. Όταν λάβει την ειδοποίηση νίκης από κάποιο από τα 2 σχολεία, πρέπει να επιλέξει τον κατάλληλο από τους 2 δρόμους της κωμόπολης και να ακολουθήσει αυτόν το δρόμο μέχρι να φτάσει στο σχολείο νικητή! Όταν φτάσει στο σχολείο νικητή, σταματά μπροστά του και το βραβεύει <text:s/>αναπαράγοντας μια συγκεκριμένη μελωδία.</text:span></text:p>
      <text:p text:style-name="P3">Προς διευκόλυνση του αναγνώστη, θεωρούμε τα εξής:</text:p>
      <text:list xml:id="list8690523699605480062" text:style-name="L1">
        <text:list-item>
          <text:p text:style-name="P20">Στα σχολεία της κωμόπολης θα αναφερόμαστε ως ΣΧΟΛΕΙΟ_1 και ΣΧΟΛΕΙΟ_2.</text:p>
        </text:list-item>
        <text:list-item>
          <text:p text:style-name="P20"><text:soft-page-break/>Στους δρόμους της κωμόπολης θα αναφερόμαστε ως ΠΡΩΤΟΣ_ΔΡΟΜΟΣ, ΔΕΥΤΕΡΟΣ_ΔΡΟΜΟΣ.</text:p>
        </text:list-item>
        <text:list-item>
          <text:p text:style-name="P20">Ο ΠΡΩΤΟΣ_ΔΡΟΜΟΣ οδηγεί αποκλειστικά στο ΣΧΟΛΕΙΟ_1.</text:p>
        </text:list-item>
        <text:list-item>
          <text:p text:style-name="P20">Ο ΔΕΥΤΕΡΟΣ _ΔΡΟΜΟΣ οδηγεί αποκλειστικά στο ΣΧΟΛΕΙΟ_2.</text:p>
        </text:list-item>
        <text:list-item>
          <text:p text:style-name="P26"><text:span text:style-name="T9">Στο </text:span><text:span text:style-name="T16">robot</text:span><text:span text:style-name="T9"> που αντιπροσωπεύει τον διοργανωτή του διαγωνισμού θα αναφερόμαστε ως </text:span><text:span text:style-name="T16">Edison</text:span><text:span text:style-name="T9">_διοργανωτής.</text:span></text:p>
        </text:list-item>
        <text:list-item>
          <text:p text:style-name="P26"><text:span text:style-name="T9">Στο </text:span><text:span text:style-name="T16">robot</text:span><text:span text:style-name="T9"> που ανήκει στο ΣΧΟΛΕΙΟ_1 και αντιπροσωπεύει τον μετρητή ανακυκλώσιμων υλικών που περιέχει ο κάδος του ΣΧΟΛΕΙΟ_1 θα αναφερόμαστε ως </text:span><text:span text:style-name="T16">Edison</text:span><text:span text:style-name="T9">_μετρητής_1.</text:span></text:p>
        </text:list-item>
        <text:list-item>
          <text:p text:style-name="P26"><text:span text:style-name="T9">Στο </text:span><text:span text:style-name="T16">robot</text:span><text:span text:style-name="T9"> που ανήκει στο ΣΧΟΛΕΙΟ_2 και αντιπροσωπεύει τον μετρητή ανακυκλώσιμων υλικών που περιέχει ο κάδος του ΣΧΟΛΕΙΟ_2 θα αναφερόμαστε ως </text:span><text:span text:style-name="T16">Edison</text:span><text:span text:style-name="T9">_μετρητής_2.</text:span></text:p>
        </text:list-item>
      </text:list>
      <text:p text:style-name="P13">Κεφάλαιο 2:</text:p>
      <text:p text:style-name="P7">Βίντεο με την ορθή εκτέλεση του έργου.</text:p>
      <text:p text:style-name="P2"><text:span text:style-name="T9">Στο βίντεο «</text:span><text:span text:style-name="T18">V</text:span><text:span text:style-name="T14">1</text:span><text:span text:style-name="T9">» το οποίο βρίσκεται στη διεύθυνση </text:span><text:a xlink:type="simple" xlink:href="https://bit.ly/2I4fQIC" text:style-name="Internet_20_link" text:visited-style-name="Visited_20_Internet_20_Link"><text:span text:style-name="T9">https://bit.ly/2I4fQIC</text:span></text:a><text:span text:style-name="T9"> <text:s/>μπορείτε να παρακολουθήσετε την ορθή εκτέλεση του έργου μας, όπου ισχύουν τα παρακάτω:</text:span></text:p>
      <text:list xml:id="list1167014562208542052" text:style-name="WWNum1">
        <text:list-item>
          <text:p text:style-name="P27"><text:span text:style-name="T9">ΠΡΩΤΟΣ_ΔΡΟΜΟΣ θεωρείται η πρώτη μαύρη γραμμή την οποία θα συναντήσει ο </text:span><text:span text:style-name="T16">Edison</text:span><text:span text:style-name="T9">_διοργανωτής κινούμενος ευθεία προς τα εμπρός.</text:span></text:p>
        </text:list-item>
        <text:list-item>
          <text:p text:style-name="P27"><text:span text:style-name="T9">ΔΕΥΤΕΡΟΣ_ΔΡΟΜΟΣ θεωρείται η δεύτερη κατά σειρά μαύρη γραμμή την οποία θα συναντήσει ο </text:span><text:span text:style-name="T16">Edison</text:span><text:span text:style-name="T9">_διοργανωτής κινούμενος ευθεία προς τα εμπρός.</text:span></text:p>
        </text:list-item>
      </text:list>
      <text:p text:style-name="P9"><text:span text:style-name="T9">[Συνεπώς, αν κάποιος προσπαθήσει να εκτελέσει το έργο μας στο δικό του χώρο, πρέπει να προσέξει τον τρόπο με τον οποίο θα τοποθετήσει τον </text:span><text:span text:style-name="T16">Edison</text:span><text:span text:style-name="T9">_διοργανωτή. Δηλαδή, πρέπει να λάβει υπόψη την κατεύθυνση προς την οποία είναι στραμμένο το εμπρός τμήμα του </text:span><text:span text:style-name="T16">Edison</text:span><text:span text:style-name="T9">_διοργανωτή, ώστε, κινούμενος εμπρός ο </text:span><text:span text:style-name="T16">Edison</text:span><text:span text:style-name="T9">_διοργανωτής, η 1</text:span><text:span text:style-name="T5">η</text:span><text:span text:style-name="T9"> μαύρη γραμμή που θα συναντήσει να έχει αντιστοιχηθεί στον ΠΡΩΤΟ_ΔΡΟΜΟ (ο οποίος πρέπει να οδηγεί στο ΣΧΟΛΕΙΟ_1). Η επόμενη κατά σειρά μαύρη γραμμή πρέπει να έχει αντιστοιχηθεί στον ΔΕΥΤΕΡΟ_ΔΡΟΜΟ (ο οποίος πρέπει να οδηγεί στο ΣΧΟΛΕΙΟ_2). Για ευκολότερη κατανόηση δείτε τις εικόνες «</text:span><text:span text:style-name="T14">Ε1</text:span><text:span text:style-name="T9">»,«</text:span><text:span text:style-name="T14">Ε2</text:span><text:span text:style-name="T9">» οι οποίες βρίσκονται στον φάκελο </text:span><text:span text:style-name="T16">docs</text:span><text:span text:style-name="T9">]</text:span></text:p>
      <text:p text:style-name="P13">Κεφάλαιο 3:</text:p>
      <text:p text:style-name="P6">Υλικά που χρησιμοποιήθηκαν.</text:p>
      <text:p text:style-name="P2"><text:span text:style-name="T9">Τα υλικά που χρησιμοποιήθηκαν καθώς επίσης και οι προϋποθέσεις/περιορισμοί που πρέπει να τηρηθούν ώστε το έργο να λειτουργεί ορθά, αναλύονται στο αρχείο «</text:span><text:span text:style-name="T12">Τεκμηρίωση υλικού</text:span><text:span text:style-name="T9">» το οποίο βρίσκεται στον φάκελο «</text:span><text:span text:style-name="T12">hardware design</text:span><text:span text:style-name="T9">» του αποθετηρίου του έργου.</text:span></text:p>
      <text:p text:style-name="P13">Κεφάλαιο 4: </text:p>
      <text:p text:style-name="P6">Σχετικά με το προγραμματιστικό περιβάλλον το οποίο χρησιμοποιήσαμε.</text:p>
      <text:p text:style-name="P2"><text:span text:style-name="T9">Για τον προγραμματισμό των </text:span><text:span text:style-name="T16">robots</text:span><text:span text:style-name="T9"> μας, χρησιμοποιήσαμε η/υ εξοπλισμένο με λειτουργικό σύστημα </text:span><text:span text:style-name="T16">Windows</text:span><text:span text:style-name="T9"> 10. Στον υπολογιστή μας εγκαταστήσαμε το προγραμματιστικό περιβάλλον «</text:span><text:span text:style-name="T16">Edison</text:span><text:span text:style-name="T9"> EdWare» </text:span><text:soft-page-break/><text:span text:style-name="T9">και ειδικότερα την έκδοση 1.0.6 η οποία είναι απολύτως συμβατή με το λειτουργικό μας σύστημα [το </text:span><text:span text:style-name="T9">προγραμματιστικό αυτό περιβάλλον είναι διαθέσιμο προς λήψη και εγκατάσταση μέσω του αποθετηρίου μας, πηγαίνοντας στον φάκελο «</text:span><text:span text:style-name="T18">ide</text:span><text:span text:style-name="T9">», κάνοντας λήψη και εγκατάσταση το αρχείο «</text:span><text:span text:style-name="T16">Edison</text:span><text:span text:style-name="T9"> EdWare-WIN_1.0.6»]. Το παραπάνω προγραμματιστικό περιβάλλον έχει δημιουργηθεί από την εταιρία </text:span><text:span text:style-name="T16">Microbric</text:span><text:span text:style-name="T9">, η οποία κατασκευάζει τα </text:span><text:span text:style-name="T16">robots</text:span><text:span text:style-name="T9"> </text:span><text:span text:style-name="T16">Edison</text:span><text:span text:style-name="T9">, και παρέχεται/διανέμεται δωρεάν από αυτήν με άδεια </text:span><text:span text:style-name="T16">GNU</text:span><text:span text:style-name="T9"> </text:span><text:span text:style-name="T16">General</text:span><text:span text:style-name="T9"> </text:span><text:span text:style-name="T16">Public</text:span><text:span text:style-name="T9"> </text:span><text:span text:style-name="T16">License</text:span><text:span text:style-name="T9">, </text:span><text:span text:style-name="T16">version</text:span><text:span text:style-name="T9"> 2.</text:span></text:p>
      <text:p text:style-name="P2"><text:span text:style-name="T9">Με το παραπάνω προγραμματιστικό περιβάλλον «</text:span><text:span text:style-name="T16">Edison</text:span><text:span text:style-name="T9"> EdWare» δημιουργήσαμε τα 3 προγράμματα (‘διοργανωτής’, ‘μετρητής_1’, ‘μετρητής_2’), με τα οποία προγραμματίζουμε τα </text:span><text:span text:style-name="T16">robots</text:span><text:span text:style-name="T9"> </text:span><text:span text:style-name="T16">Edison</text:span><text:span text:style-name="T9"> που συμμετέχουν στο έργο μας. Τα 3 προγράμματα (‘διοργανωτής’, ‘μετρητής_1’, ‘μετρητής_2’) βρίσκονται στον φάκελο ‘</text:span><text:span text:style-name="T16">code</text:span><text:span text:style-name="T9">’ του αποθετηρίου μας και η λειτουργία καθενός από αυτά επεξηγείται σε επόμενο κεφάλαιο του παρόντος αρχείου. Για να μπορέσει κανείς να ανοίξει, ώστε να μελετήσει ή/και να τροποποιήσει, καθένα από τα παραπάνω προγράμματα (‘διοργανωτής’, ‘μετρητής_1’, ‘μετρητής_2’), πρέπει να έχει εγκαταστήσει στον υπολογιστή του το προαναφερόμενο προγραμματιστικό περιβάλλον «</text:span><text:span text:style-name="T16">Edison</text:span><text:span text:style-name="T9"> EdWare».</text:span></text:p>
      <text:p text:style-name="P2"><text:span text:style-name="T12">Επεξήγηση βασικών τμημάτων του προγραμματιστικού περιβάλλοντος </text:span><text:span text:style-name="T19">EdWare</text:span><text:span text:style-name="T9">.</text:span></text:p>
      <text:p text:style-name="P2"><text:span text:style-name="T9">Εφόσον γίνει λήψη και εγκατάσταση του παραπάνω προγραμματιστικού περιβάλλοντος σε η/υ με </text:span><text:span text:style-name="T16">Windows</text:span><text:span text:style-name="T9"> 10, ανοίγοντάς το, θα δούμε στην οθόνη του υπολογιστή μας μια εικόνα παρόμοια με αυτήν της εικόνας «</text:span><text:span text:style-name="T14">Ε3</text:span><text:span text:style-name="T9">» η οποία βρίσκεται στον φάκελο </text:span><text:span text:style-name="T16">docs</text:span><text:span text:style-name="T9">. </text:span></text:p>
      <text:list xml:id="list5505942841257267802" text:style-name="L2">
        <text:list-item>
          <text:p text:style-name="P28"><text:span text:style-name="T9">Στο αριστερό τμήμα του παραθύρου του (παλέτα εντολών) υπάρχουν όλες οι διαθέσιμες εντολές για τον προγραμματισμό του </text:span><text:span text:style-name="T16">robot</text:span><text:span text:style-name="T9"> </text:span><text:span text:style-name="T16">Edison</text:span><text:span text:style-name="T9">.</text:span></text:p>
        </text:list-item>
        <text:list-item>
          <text:p text:style-name="P28"><text:span text:style-name="T9">Για να χρησιμοποιήσουμε/εισάγουμε μια εντολή στο πρόγραμμά μας, αρκεί να την σύρουμε (</text:span><text:span text:style-name="T16">drag</text:span><text:span text:style-name="T9"> </text:span><text:span text:style-name="T16">and</text:span><text:span text:style-name="T9"> </text:span><text:span text:style-name="T16">drop</text:span><text:span text:style-name="T9">) από την παλέτα εντολών προς το κεντρικό τμήμα του παραθύρου (περιοχή προγραμματισμού), μεταξύ των εικονιδίων </text:span><text:span text:style-name="T16">start</text:span><text:span text:style-name="T9"> και </text:span><text:span text:style-name="T16">end</text:span><text:span text:style-name="T9"> [Το </text:span><text:span text:style-name="T16">start</text:span><text:span text:style-name="T9"> σηματοδοτεί την αρχή του προγράμματός μας ενώ το </text:span><text:span text:style-name="T16">end</text:span><text:span text:style-name="T9"> τη λήξη του].</text:span></text:p>
        </text:list-item>
        <text:list-item>
          <text:p text:style-name="P21">Στο κάτω αριστερό τμήμα του παραθύρου του προγραμματιστικού περιβάλλοντος (περιοχή ρυθμίσεων της επιλεγμένης εντολής) μπορούμε να καθορίσουμε ή/και να παρατηρήσουμε ή/και να τροποποιήσουμε τις ιδιότητες κάθε εντολής που χρησιμοποιούμε στο πρόγραμμά μας (αρκεί πρώτα να επιλέξουμε την εντολή αυτή από την περιοχή προγραμματισμού).</text:p>
        </text:list-item>
        <text:list-item>
          <text:p text:style-name="P21">Στο κάτω κεντρικό τμήμα του παραθύρου (επεξήγηση της εντολής), παρέχονται διάφορες χρήσιμες πληροφορίες για την εντολή που θέλουμε να χρησιμοποιήσουμε ή χρησιμοποιούμε ήδη στο πρόγραμμά μας (περιγραφή του τρόπου λειτουργίας της εντολής, περιορισμοί κατά τη χρήση της κ.α.)</text:p>
        </text:list-item>
        <text:list-item>
          <text:p text:style-name="P21">Στο κάτω δεξί τμήμα του παραθύρου (περιοχή μεταβλητών), μπορούμε να παρατηρήσουμε τις διάφορες μεταβλητές που έχουμε δημιουργήσει και χρησιμοποιούμε στο πρόγραμμά μας καθώς επίσης και τις ιδιότητές τους (είδος, αρχική τιμή μεταβλητής). Από αυτό το τμήμα μπορούμε επίσης να τροποποιήσουμε τις ιδιότητες των μεταβλητών.</text:p>
        </text:list-item>
        <text:list-item>
          <text:p text:style-name="P21">Στο επάνω μέρος του παραθύρου, παρατηρούμε:</text:p>
        </text:list-item>
      </text:list>
      <text:list xml:id="list5888141573104023717" text:style-name="L3">
        <text:list-item>
          <text:list>
            <text:list-item>
              <text:p text:style-name="P29"><text:span text:style-name="T9">Τρείς</text:span><text:span text:style-name="T16"> </text:span><text:span text:style-name="T9">καρτέλες</text:span><text:span text:style-name="T16"> </text:span><text:span text:style-name="T18">File</text:span><text:span text:style-name="T16">, </text:span><text:span text:style-name="T18">Program Edison</text:span><text:span text:style-name="T16">, </text:span><text:span text:style-name="T18">Help</text:span><text:span text:style-name="T16">. </text:span><text:span text:style-name="T9">Η καρτέλα </text:span><text:span text:style-name="T18">File</text:span><text:span text:style-name="T9"> χρησιμεύει, μεταξύ άλλων, για την αποθήκευση του προγράμματός μας σε φάκελο του η/υ μας. Επιλέγοντας την καρτέλα </text:span><text:span text:style-name="T18">Help</text:span><text:span text:style-name="T9"> και </text:span><text:soft-page-break/><text:span text:style-name="T9">έπειτα την επιλογή </text:span><text:span text:style-name="T18">About</text:span><text:span text:style-name="T9"> παρατηρούμε χρήσιμες πληροφορίες για το </text:span><text:span text:style-name="T9">προγραμματιστικό </text:span><text:span text:style-name="T9">περιβάλλον όπως την άδεια με την οποία διανέμεται και στην οποία αναφερθήκαμε παραπάνω.</text:span></text:p>
            </text:list-item>
            <text:list-item>
              <text:p text:style-name="P29"><text:span text:style-name="T9">Δύο</text:span><text:span text:style-name="T16"> </text:span><text:span text:style-name="T9">κουμπιά</text:span><text:span text:style-name="T16">: </text:span><text:span text:style-name="T18">Add Variable</text:span><text:span text:style-name="T16">, </text:span><text:span text:style-name="T18">Program Edison</text:span><text:span text:style-name="T16">. </text:span><text:span text:style-name="T9">Το κουμπί </text:span><text:span text:style-name="T18">Add</text:span><text:span text:style-name="T14"> </text:span><text:span text:style-name="T18">Variable</text:span><text:span text:style-name="T14"> </text:span><text:span text:style-name="T9">το χρησιμοποιούμε για να δημιουργήσουμε καινούργια μεταβλητή. Το κουμπί </text:span><text:span text:style-name="T18">Program</text:span><text:span text:style-name="T14"> </text:span><text:span text:style-name="T18">Edison</text:span><text:span text:style-name="T9"> το χρησιμοποιούμε για να προγραμματίσουμε το </text:span><text:span text:style-name="T16">robot</text:span><text:span text:style-name="T9"> μας εφόσον έχουμε ολοκληρώσει το πρόγραμμά μας. Η λειτουργία του κουμπιού </text:span><text:span text:style-name="T18">Program</text:span><text:span text:style-name="T14"> </text:span><text:span text:style-name="T18">Edison</text:span><text:span text:style-name="T14"> </text:span><text:span text:style-name="T9">θα αναλυθεί εκτενέστερα σε επόμενο κεφάλαιο του παρόντος αρχείου.</text:span></text:p>
            </text:list-item>
          </text:list>
        </text:list-item>
      </text:list>
      <text:p text:style-name="P2"><text:span text:style-name="T9">Αφού επεξηγήθηκαν τα βασικά μέρη του προγραμματιστικού περιβάλλοντος το οποίο χρησιμοποιήσαμε στο έργο μας, ας παρατηρήσουμε την εικόνα «</text:span><text:span text:style-name="T14">Ε4</text:span><text:span text:style-name="T9">» του φακέλου </text:span><text:span text:style-name="T16">docs</text:span><text:span text:style-name="T9">. Η εικόνα αυτή περιλαμβάνει ένα επεξηγηματικό πρόγραμμα/παράδειγμα, άσχετο με το έργο μας, στο οποίο παρατηρεί κανείς τα παρακάτω:</text:span></text:p>
      <text:list xml:id="list8571707317390363517" text:style-name="L4">
        <text:list-item>
          <text:p text:style-name="P30"><text:span text:style-name="T9">Έχει χρησιμοποιηθεί μία μόνο εντολή, η εντολή «</text:span><text:span text:style-name="T16">dual</text:span><text:span text:style-name="T9"> </text:span><text:span text:style-name="T16">drive</text:span><text:span text:style-name="T9">» (δηλαδή να ενεργοποιηθούν και οι 2 κινητήρες/τροχοί του </text:span><text:span text:style-name="T16">robot</text:span><text:span text:style-name="T9"> </text:span><text:span text:style-name="T16">Edison</text:span><text:span text:style-name="T9">).</text:span></text:p>
        </text:list-item>
        <text:list-item>
          <text:p text:style-name="P22">Οι ιδιότητες που καθόρισε ο προγραμματιστής για την εντολή αυτή είναι οι εξής:</text:p>
          <text:list>
            <text:list-item>
              <text:p text:style-name="P30"><text:span text:style-name="T16">Direction (</text:span><text:span text:style-name="T9">κατεύθυνση κίνησης</text:span><text:span text:style-name="T16">)</text:span><text:span text:style-name="T9">: </text:span><text:span text:style-name="T16">Forward</text:span></text:p>
            </text:list-item>
            <text:list-item>
              <text:p text:style-name="P30"><text:span text:style-name="T16">Speed (</text:span><text:span text:style-name="T9">ταχύτητα κίνησης</text:span><text:span text:style-name="T16">)</text:span><text:span text:style-name="T9">: 7</text:span></text:p>
            </text:list-item>
          </text:list>
        </text:list-item>
        <text:list-item>
          <text:p text:style-name="P22">Έχουν δημιουργηθεί οι εξής 2 μεταβλητές:</text:p>
          <text:list>
            <text:list-item>
              <text:p text:style-name="P30"><text:span text:style-name="T9">Μεταβλητή </text:span><text:span text:style-name="T16">x</text:span><text:span text:style-name="T9">, είδους 0-255 και αρχικής τιμής 0.</text:span></text:p>
            </text:list-item>
            <text:list-item>
              <text:p text:style-name="P30"><text:span text:style-name="T9">Μεταβλητή </text:span><text:span text:style-name="T16">z</text:span><text:span text:style-name="T9">, είδους +/- 32767 και αρχικής τιμής -45.</text:span></text:p>
            </text:list-item>
          </text:list>
        </text:list-item>
      </text:list>
      <text:p text:style-name="P13">Κεφάλαιο 5: </text:p>
      <text:p text:style-name="P8"><text:span text:style-name="T14">Τεκμηρίωση του προγράμματος κάθε </text:span><text:span text:style-name="T18">robot</text:span><text:span text:style-name="T14">. Ανάλυση των εντολών και του τρόπου λειτουργίας κάθε προγράμματος.</text:span></text:p>
      <text:p text:style-name="P2"><text:span text:style-name="T9">Στο έργο μας παίρνουν μέρος 3 </text:span><text:span text:style-name="T16">robots</text:span><text:span text:style-name="T9"> </text:span><text:span text:style-name="T16">Edison</text:span><text:span text:style-name="T9">. Για καθένα από αυτά δημιουργήσαμε ένα πρόγραμμα. Τα 3 ξεχωριστά προγράμματα βρίσκονται στον φάκελο </text:span><text:span text:style-name="T16">code</text:span><text:span text:style-name="T9"> του αποθετηρίου μας. Ειδικότερα, στο φάκελο «</text:span><text:span text:style-name="T18">code</text:span><text:span text:style-name="T9">»</text:span><text:span text:style-name="T16"> </text:span><text:span text:style-name="T9">υπάρχουν τα εξής αρχεία:</text:span></text:p>
      <text:list xml:id="list3142680966204835191" text:style-name="WWNum4">
        <text:list-item>
          <text:p text:style-name="P31"><text:span text:style-name="T9">«</text:span><text:span text:style-name="T20">μετρητής_1</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μετρητή_1 στο έργο μας).</text:span></text:p>
        </text:list-item>
        <text:list-item>
          <text:p text:style-name="P31"><text:span text:style-name="T9">«</text:span><text:span text:style-name="T20">μετρητής_2</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μετρητή_2 στο έργο μας).</text:span></text:p>
        </text:list-item>
        <text:list-item>
          <text:p text:style-name="P31"><text:span text:style-name="T9">«</text:span><text:span text:style-name="T20">διοργανωτής</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διοργανωτή στο έργο μας).</text:span></text:p>
        </text:list-item>
      </text:list>
      <text:p text:style-name="P15"><text:span text:style-name="T24">(ΠΡΟΣΟΧΗ: Τονίζουμε ιδιαίτερα το εξής: Για να μπορέσει, όποιος επιθυμεί, να προβάλλει, να τροποποιήσει ή να χρησιμοποιήσει τα 3 παραπάνω λογισμικά και να προγραμματίσει τα δικά του </text:span><text:soft-page-break/><text:span text:style-name="T25">robots Edison </text:span><text:span text:style-name="T26">ώστε να τρέξει το έργο μας στον δικό του χώρο</text:span><text:span text:style-name="T25">, </text:span><text:span text:style-name="T26">πρέπει πρώτα να τα κάνει λήψη από τον φάκελο </text:span><text:span text:style-name="T25">code </text:span><text:span text:style-name="T26">του αποθετηρίου μας ΜΕ ΤΟΝ ΠΑΡΑΚΑΤΩ ΟΡΘΟ ΤΡΟΠΟ:</text:span><text:span text:style-name="T28"> </text:span></text:p>
      <text:list xml:id="list3866842611693572796" text:style-name="L5">
        <text:list-item>
          <text:p text:style-name="P16"><text:span text:style-name="T28">Εντοπίζει στο αποθετήριό μας το επιθυμητό προς λήψη αρχείο (π.χ. 'διοργανωτής').</text:span></text:p>
        </text:list-item>
        <text:list-item>
          <text:p text:style-name="P16"><text:span text:style-name="T28">Κάνει ένα (αριστερό) κλικ επάνω στο όνομα του αρχείου. [Το </text:span><text:span text:style-name="T27">Github </text:span><text:span text:style-name="T28">έπειτα θα προσπαθήσει να εμφανίσει στον </text:span><text:span text:style-name="T27">browser </text:span><text:span text:style-name="T28">το περιεχόμενο του αρχείου, αλλά το εμφανίζει με λάθος τρόπο και όχι όπως πραγματικά το δημιουργήσαμε (το δημιουργήσαμε με το προγραμματιστικό περιβάλλον </text:span><text:span text:style-name="T27">EdWare </text:span><text:span text:style-name="T28">στο οποίο οι εντολές είναι σε μορφή εικονιδίων και ΟΧΙ γραμμών κώδικα όπως τις προβάλλει το </text:span><text:span text:style-name="T27">Github)</text:span><text:span text:style-name="T28">]</text:span></text:p>
        </text:list-item>
        <text:list-item>
          <text:p text:style-name="P16"><text:span text:style-name="T28">Κάνει ένα δεξί κλικ επάνω στο κουμπί </text:span><text:span text:style-name="T27">'Raw' </text:span><text:span text:style-name="T28">και από τη λίστα επιλογών επιλέγει 'Αποθήκευση συνδέσμου ως'. <text:s/>Έπειτα το αποθηκεύει, τοπικά σε φάκελο της αρεσκείας του.</text:span></text:p>
        </text:list-item>
        <text:list-item>
          <text:p text:style-name="P16"><text:span text:style-name="T28">Για να ανοίξει το πρόγραμμα/αρχείο που μόλις έκανε λήψη, ο χρήστης, ανοίγει το προγραμματιστικό περιβάλλον </text:span><text:span text:style-name="T27">EdWare </text:span><text:span text:style-name="T28">(υποθέτουμε ότι είναι ήδη εγκατεστημένο) και επιλέγει κατά σειρά:</text:span></text:p>
          <text:list>
            <text:list-item>
              <text:p text:style-name="P17">File</text:p>
            </text:list-item>
            <text:list-item>
              <text:p text:style-name="P17">Open</text:p>
            </text:list-item>
            <text:list-item>
              <text:p text:style-name="P19">Στο παράθυρο που ανοίγει, εντοπίζει το αρχείο που είχε κάνει λήψη, το επιλέγει και πατά 'Άνοιγμα'.</text:p>
            </text:list-item>
          </text:list>
        </text:list-item>
      </text:list>
      <text:p text:style-name="P18"/>
      <text:p text:style-name="P2"><text:span text:style-name="T12">Ανάλυση – τεκμηρίωση του κώδικα του προγράμματος «</text:span><text:span text:style-name="T21">μετρητής_1</text:span><text:span text:style-name="T12">»:</text:span></text:p>
      <text:p text:style-name="P2"><text:span text:style-name="T9">Παρακάτω θα επεξηγήσουμε τον τρόπο λειτουργίας του προγράμματος «</text:span><text:span text:style-name="T14">μετρητής_1</text:span><text:span text:style-name="T9">» του φακέλου «</text:span><text:span text:style-name="T18">code</text:span><text:span text:style-name="T9">». </text:span></text:p>
      <text:p text:style-name="P2"><text:span text:style-name="T9">Επειδή δεν υπάρχει η δυνατότητα προσθήκης σχολίων δίπλα σε κάθε εντολή των προγραμμάτων που δημιουργούνται με το προγραμματιστικό περιβάλλον </text:span><text:span text:style-name="T16">EdWare</text:span><text:span text:style-name="T9">, η επεξήγηση της λειτουργίας των εντολών θα γίνει σε αυτό το σημείο. Η ανάλυση της λειτουργίας των εντολών αυτών γίνεται με τη σειρά με την οποία τις συναντούμε μετά την εντολή </text:span><text:span text:style-name="T18">start</text:span><text:span text:style-name="T9"> του κυρίως προγράμματος (η σειρά αυτή φαίνεται και από την αρίθμηση την οποία έχουμε εφαρμόσει και η οποία φαίνεται στις εικόνες </text:span><text:span text:style-name="T1">«</text:span><text:span text:style-name="T14">μετρητής_στιγμιότυπο_1</text:span><text:span text:style-name="T9">», </text:span><text:span text:style-name="T1">«</text:span><text:span text:style-name="T14">μετρητής_στιγμιότυπο_2</text:span><text:span text:style-name="T9">», «</text:span><text:span text:style-name="T14">μετρητής_στιγμιότυπο_3</text:span><text:span text:style-name="T9">» οι οποίες βρίσκονται στον φάκελο «</text:span><text:span text:style-name="T14">docs</text:span><text:span text:style-name="T9">» του αποθετηρίου μας).</text:span></text:p>
      <text:p text:style-name="P3">Προς διευκόλυνση του αναγνώστη, προτείνουμε να μεταβαίνει:</text:p>
      <text:list xml:id="list4374499774118706454" text:style-name="WWNum7">
        <text:list-item>
          <text:p text:style-name="P32"><text:span text:style-name="T9">Στις εικόνες</text:span><text:span text:style-name="T23"> </text:span><text:span text:style-name="T1">«</text:span><text:span text:style-name="T14">μετρητής_στιγμιότυπο_1</text:span><text:span text:style-name="T9">», </text:span><text:span text:style-name="T1">«</text:span><text:span text:style-name="T14">μετρητής_στιγμιότυπο_2</text:span><text:span text:style-name="T9">», «</text:span><text:span text:style-name="T14">μετρητής_στιγμιότυπο_3</text:span><text:span text:style-name="T9">», του φακέλου «</text:span><text:span text:style-name="T18">docs</text:span><text:span text:style-name="T9">» [ώστε να αντιλαμβάνεται εύκολα </text:span><text:span text:style-name="T12">ποια εντολή αναλύουμε</text:span><text:span text:style-name="T9"> (με τη βοήθεια της αρίθμησης των εντολών που έχουμε εφαρμόσει και φαίνεται στις 3 παραπάνω εικόνες)].</text:span></text:p>
        </text:list-item>
        <text:list-item>
          <text:p text:style-name="P32"><text:span text:style-name="T9">Στο πρόγραμμα «</text:span><text:span text:style-name="T14">μετρητής_1</text:span><text:span text:style-name="T9">», του φακέλου «</text:span><text:span text:style-name="T18">code</text:span><text:span text:style-name="T9">» [ώστε να παρατηρεί </text:span><text:span text:style-name="T12">τις ιδιότητες/ρυθμίσεις που έχουμε εφαρμόσει στην εντολή</text:span><text:span text:style-name="T9"> που αναλύουμε κάθε φορά (οι ιδιότητες/ρυθμίσεις που έχουμε εφαρμόσει σε μια εντολή φαίνονται στο κάτω αριστερό τμήμα του παραθύρου του </text:span><text:soft-page-break/><text:span text:style-name="T9">προγραμματιστικού περιβάλλοντος, αφού επιλέξουμε την εντολή του κυρίως προγράμματος που μας ενδιαφέρει)].</text:span></text:p>
        </text:list-item>
      </text:list>
      <text:p text:style-name="P2"><text:span text:style-name="T9">Ανοίγοντας το πρόγραμμα «</text:span><text:span text:style-name="T14">μετρητής_1</text:span><text:span text:style-name="T9">», του φακέλου «</text:span><text:span text:style-name="T18">code</text:span><text:span text:style-name="T9">», παρατηρούμε στην περιοχή μεταβλητών (κάτω δεξιά) ότι στο πρόγραμμα αυτό χρησιμοποιούμε τις εξής 3 μεταβλητές:</text:span></text:p>
      <text:list xml:id="list2640309456468671101" text:style-name="WWNum5">
        <text:list-item>
          <text:p text:style-name="P33"><text:span text:style-name="T18">school</text:span><text:span text:style-name="T9">: Η μεταβλητή αυτή αντιπροσωπεύει το σχολείο στο οποίο ανήκει ο </text:span><text:span text:style-name="T16">Edison</text:span><text:span text:style-name="T9">_μετρητής_1. Συνεπώς, στο πρόγραμμα αυτό (μετρητής_1) με το οποίο προγραμματίζουμε τον </text:span><text:span text:style-name="T16">Edison</text:span><text:span text:style-name="T9">_μετρητή_1 ο οποίος ανήκει στο ΣΧΟΛΕΙΟ_1, η μεταβλητή </text:span><text:span text:style-name="T16">school</text:span><text:span text:style-name="T9"> θα έχει τιμή ίση με ‘1’. Η πληροφορία/τιμή της μεταβλητής </text:span><text:span text:style-name="T16">school</text:span><text:span text:style-name="T9"> είναι ιδιαίτερα σημαντική επειδή την τιμή αυτής της μεταβλητής θα στείλει ο </text:span><text:span text:style-name="T16">Edison</text:span><text:span text:style-name="T9">_μετρητής_1 στον </text:span><text:span text:style-name="T16">Edison</text:span><text:span text:style-name="T9">_διοργανωτή, όταν στον κάδο του σχολείου ΣΧΟΛΕΙΟ_1 συγκεντρωθούν 5 ανακυκλώσιμα τεμάχια. Μέσω της τιμής της μεταβλητής </text:span><text:span text:style-name="T16">school</text:span><text:span text:style-name="T9"> ο </text:span><text:span text:style-name="T16">Edison</text:span><text:span text:style-name="T9">_διοργανωτής θα αντιληφθεί ποιο σχολείο του έστειλε την ειδοποίηση και έτσι θα καταλάβει ποιο σχολείο είναι ο νικητής (αν η τιμή που έλαβε είναι το νούμερο ‘1’, αυτό σημαίνει ότι την έστειλε ο </text:span><text:span text:style-name="T16">Edison</text:span><text:span text:style-name="T9">_μετρητής_1 άρα νικητής είναι το ΣΧΟΛΕΙΟ_1, αλλιώς αν η τιμή που θα λάβει ο </text:span><text:span text:style-name="T16">Edison</text:span><text:span text:style-name="T9">_διοργανωτής είναι ίση με ‘2’ τότε νικητής είναι το ΣΧΟΛΕΙΟ_2. Σημειώνουμε ότι η μεταβλητή </text:span><text:span text:style-name="T16">school</text:span><text:span text:style-name="T9"> λαμβάνει τιμή ίση με ‘2’ στο πρόγραμμα «μετρητής_2» με το οποίο προγραμματίζουμε τον </text:span><text:span text:style-name="T16">Edison</text:span><text:span text:style-name="T9">_μετρητή_2).</text:span></text:p>
        </text:list-item>
        <text:list-item>
          <text:p text:style-name="P33"><text:span text:style-name="T18">items</text:span><text:span text:style-name="T14">_</text:span><text:span text:style-name="T18">in</text:span><text:span text:style-name="T14">_</text:span><text:span text:style-name="T18">bin</text:span><text:span text:style-name="T9">: Η μεταβλητή αυτή αντιπροσωπεύει το πλήθος των ανακυκλώσιμων τεμαχίων που έχουν συγκεντρωθεί/τοποθετηθεί στον κάδο ανακύκλωσης του σχολείου ΣΧΟΛΕΙΟ_1, μια δεδομένα χρονική στιγμή. Όσο δεν έχει τοποθετηθεί κάποιο ανακυκλώσιμο τεμάχιο στον κάδο αυτόν, τότε η μεταβλητή αυτή θα έχει τιμή ίση με ‘0’. Όταν τοποθετηθεί το πρώτο ανακυκλώσιμο τεμάχιο η τιμή της μεταβλητής </text:span><text:span text:style-name="T16">items</text:span><text:span text:style-name="T9">_</text:span><text:span text:style-name="T16">in</text:span><text:span text:style-name="T9">_</text:span><text:span text:style-name="T16">bin</text:span><text:span text:style-name="T9"> θα αυξηθεί κατά ένα και θα γίνει ίση με ‘1’ κ.ο.κ..</text:span></text:p>
        </text:list-item>
        <text:list-item>
          <text:p text:style-name="P33"><text:span text:style-name="T18">new</text:span><text:span text:style-name="T14">_</text:span><text:span text:style-name="T18">item</text:span><text:span text:style-name="T14">:</text:span><text:span text:style-name="T9"> Για να κατανοήσουμε τον ρόλο της μεταβλητής αυτής θεωρούμε σημαντικό να αναφέρουμε πρώτα το εξής υποθετικό σενάριο/παράδειγμα: Έστω ότι ένας μαθητής του σχολείου </text:span><text:span text:style-name="T9">ΣΧΟΛΕΙΟ_1, θέλει να τοποθετήσει στον κάδο ανακύκλωσης του σχολείου του ένα μεγάλο σε μήκος και σε επιφάνεια ανακυκλώσιμο τεμάχιο. Από τη στιγμή που θα ξεκινήσει να το τοποθετεί, μέχρις ότου να καταφέρει να το τοποθετήσει ολόκληρο μέσα στον κάδο, έστω ότι χρειάστηκε 15 δευτερόλεπτα (λόγω του μεγάλου μήκους και της μεγάλης επιφάνειας που έχει το τεμάχιο αυτό). Αυτό σημαίνει ότι το τεμάχιο αυτό θα βρίσκεται συνεχώς, για περίπου 15 δευτερόλεπτα, μπροστά από τους αισθητήρες του Edison_μετρητή_1, ο οποίος ελέγχει την είσοδο του κάδου του σχολείου. </text:span><text:span text:style-name="T12">Άρα το τεμάχιο αυτό θα ανιχνεύεται διαρκώς, για περίπου 15 δευτερόλεπτα, από τους αισθητήρες του Edison_μετρητή_1</text:span><text:span text:style-name="T9">. Σκοπός είναι ο Edison_μετρητής_1 να το προσμετρήσει μονάχα ως 1 επιπλέον ανακυκλώσιμο τεμάχιο στα ήδη προσμετρημένα τεμάχια του κάδου (δηλαδή να αυξηθεί η τιμή της </text:span><text:span text:style-name="T16">items</text:span><text:span text:style-name="T9">_</text:span><text:span text:style-name="T16">in</text:span><text:span text:style-name="T9">_</text:span><text:span text:style-name="T16">bin</text:span><text:span text:style-name="T9"> κατά 1), και ΟΧΙ να προσμετρά συνεχώς επιπλέον ανακυκλώσιμα τεμάχια για όσο χρονικό διάστημα το ανιχνεύει μπροστά του (δηλαδή να ΜΗΝ αυξάνει η τιμή της </text:span><text:span text:style-name="T16">items</text:span><text:span text:style-name="T9">_</text:span><text:span text:style-name="T16">in</text:span><text:span text:style-name="T9">_</text:span><text:span text:style-name="T16">bin</text:span><text:span text:style-name="T9"> διαρκώς όσο ανιχνεύεται το μεγάλο αυτό τεμάχιο από τους αισθητήρες του Edison_μετρητή_1). Η μεταβλητή </text:span><text:span text:style-name="T18">new</text:span><text:span text:style-name="T14">_</text:span><text:span text:style-name="T18">item</text:span><text:span text:style-name="T9"> χρησιμοποιείται ακριβώς για να πετύχουμε τα παραπάνω, δηλαδή για να εξασφαλίσουμε ότι κάθε ανακυκλώσιμο τεμάχιο που τοποθετείται στον κάδο ανακύκλωσης, θα προσμετρείται <text:s/>μονάχα ως 1 επιπλέον τεμάχιο στα ήδη προσμετρημένα τεμάχια του κάδου, ανεξάρτητα από τον χρόνο ο οποίος θα χρειαστεί για να τοποθετηθεί το τεμάχιο μέσα στον κάδο (ανεξάρτητα, δηλαδή, από το χρονικό διάστημα για το οποίο θα βρίσκεται διαρκώς μπροστά στους αισθητήρες του Edison_μετρητή_1 και θα ανιχνεύεται από αυτούς).</text:span></text:p>
        </text:list-item>
      </text:list>
      <text:p text:style-name="P2"><text:soft-page-break/><text:span text:style-name="T9">Αφού επεξηγήθηκε ο ρόλος κάθε μεταβλητής, παρακάτω επεξηγείται η λειτουργία των εντολών του προγράμματος «μετρητής_1». Κατά σειρά, μετά το εικονίδιο </text:span><text:span text:style-name="T18">start</text:span><text:span text:style-name="T9">, συναντούμε τις εξής εντολές:</text:span></text:p>
      <text:list xml:id="list4038576563146870101" text:style-name="WWNum8">
        <text:list-item>
          <text:p text:style-name="P34"><text:span text:style-name="T14">εντολή 1</text:span><text:span text:style-name="T6">η</text:span><text:span text:style-name="T14"> </text:span><text:span text:style-name="T9">(</text:span><text:span text:style-name="T18">set</text:span><text:span text:style-name="T14"> </text:span><text:span text:style-name="T18">memory</text:span><text:span text:style-name="T9">): Η εντολή αυτή εκχωρεί στη μεταβλητή </text:span><text:span text:style-name="T18">school</text:span><text:span text:style-name="T9"> την τιμή ‘1’. Όπως αναφέρθηκε και παραπάνω, η τιμή ‘1’ στη μεταβλητή </text:span><text:span text:style-name="T16">school</text:span><text:span text:style-name="T9"> αντιπροσωπεύει τον </text:span><text:span text:style-name="T16">Edison</text:span><text:span text:style-name="T9">_μετρητή_1 και κατ’ επέκταση το ΣΧΟΛΕΙΟ_1.</text:span></text:p>
        </text:list-item>
        <text:list-item>
          <text:p text:style-name="P34"><text:span text:style-name="T14">εντολή 2</text:span><text:span text:style-name="T6">η</text:span><text:span text:style-name="T14"> </text:span><text:span text:style-name="T9">(</text:span><text:span text:style-name="T18">set</text:span><text:span text:style-name="T14"> </text:span><text:span text:style-name="T18">memory</text:span><text:span text:style-name="T9">): Η εντολή αυτή εκχωρεί στη μεταβλητή </text:span><text:span text:style-name="T18">items</text:span><text:span text:style-name="T14">_</text:span><text:span text:style-name="T18">in</text:span><text:span text:style-name="T14">_</text:span><text:span text:style-name="T18">bin</text:span><text:span text:style-name="T9"> <text:s/>την τιμή ‘0’. Αυτή η αρχικοποίηση είναι απαραίτητη επειδή, κατά την έναρξη του διαγωνισμού ανακύκλωσης, ο κάδος του σχολείου ΣΧΟΛΕΙΟ_1 είναι κενός από ανακυκλώσιμα τεμάχια.</text:span></text:p>
        </text:list-item>
        <text:list-item>
          <text:p text:style-name="P34"><text:span text:style-name="T14">εντολή 3</text:span><text:span text:style-name="T6">η</text:span><text:span text:style-name="T14"> </text:span><text:span text:style-name="T9">(</text:span><text:span text:style-name="T18">detect</text:span><text:span text:style-name="T14"> </text:span><text:span text:style-name="T18">obstacle</text:span><text:span text:style-name="T9">): Με την εντολή αυτή ενεργοποιούμε τους αισθητήρες ανίχνευσης αντικειμένων του </text:span><text:span text:style-name="T16">Edison</text:span><text:span text:style-name="T9">_μετρητή_1 (στις ιδιότητες της εντολής θέτουμε τους αισθητήρες ‘</text:span><text:span text:style-name="T16">ON</text:span><text:span text:style-name="T9">’).</text:span></text:p>
        </text:list-item>
        <text:list-item>
          <text:p text:style-name="P34"><text:span text:style-name="T14">εντολές 4</text:span><text:span text:style-name="T6">η</text:span><text:span text:style-name="T14">,5</text:span><text:span text:style-name="T6">η</text:span><text:span text:style-name="T14">,6</text:span><text:span text:style-name="T6">η</text:span><text:span text:style-name="T14">,7</text:span><text:span text:style-name="T6">η</text:span><text:span text:style-name="T14">,8</text:span><text:span text:style-name="T6">η</text:span><text:span text:style-name="T14">,9</text:span><text:span text:style-name="T6">η</text:span><text:span text:style-name="T14">,10</text:span><text:span text:style-name="T6">η</text:span><text:span text:style-name="T14">,11</text:span><text:span text:style-name="T6">η</text:span><text:span text:style-name="T14">,12</text:span><text:span text:style-name="T6">η</text:span><text:span text:style-name="T14">,13</text:span><text:span text:style-name="T6">η</text:span><text:span text:style-name="T14">: </text:span><text:span text:style-name="T9">Ξεκινά μια </text:span><text:span text:style-name="T14">δομή επανάληψης</text:span><text:span text:style-name="T9"> – </text:span><text:span text:style-name="T18">loop</text:span><text:span text:style-name="T14"> </text:span><text:span text:style-name="T18">start</text:span><text:span text:style-name="T9"> (εντολή 4</text:span><text:span text:style-name="T5">η</text:span><text:span text:style-name="T9">) σύμφωνα με την οποία ο </text:span><text:span text:style-name="T16">Edison</text:span><text:span text:style-name="T9">_μετρητής_1, </text:span><text:span text:style-name="T12">επαναληπτικά</text:span><text:span text:style-name="T9">, θα εκτελεί το σύνολο εντολών 5 – 13. Το σύνολο εντολών 5 – 13 υλοποιεί τα εξής: Ανιχνεύει/ελέγχει την ρίψη ή μη ενός νέου ανακυκλώσιμου τεμαχίου στον κάδο του ΣΧΟΛΕΙΟ_1 (εντολή 5</text:span><text:span text:style-name="T5">η</text:span><text:span text:style-name="T9">) και αναλόγως:</text:span></text:p>
          <text:list>
            <text:list-item>
              <text:p text:style-name="P34"><text:span text:style-name="T13">περίπτωση 1</text:span><text:span text:style-name="T8">η</text:span><text:span text:style-name="T9">: Αν ΔΕΝ ανιχνεύσει κάποιο ανακυκλώσιμο τεμάχιο ο </text:span><text:span text:style-name="T16">Edison</text:span><text:span text:style-name="T9">_μετρητής_1, τότε ακολουθεί τον κάτω δρόμο της διακλάδωσης της 5</text:span><text:span text:style-name="T5">ης</text:span><text:span text:style-name="T9"> εντολής και ξαναγυρνά, μέσω της </text:span><text:span text:style-name="T16">loop</text:span><text:span text:style-name="T9"> (η οποία ξεκίνησε με την 4</text:span><text:span text:style-name="T5">η</text:span><text:span text:style-name="T9"> εντολή) στον παραπάνω έλεγχο (εντολή 5</text:span><text:span text:style-name="T5">η</text:span><text:span text:style-name="T9">).</text:span></text:p>
            </text:list-item>
            <text:list-item>
              <text:p text:style-name="P34"><text:span text:style-name="T13">περίπτωση 2</text:span><text:span text:style-name="T8">η</text:span><text:span text:style-name="T9">: Σε περίπτωση που πράγματι ανιχνευθεί νέο ανακυκλώσιμο τεμάχιο να ρίπτεται/διέρχεται εμπρός του </text:span><text:span text:style-name="T16">Edison</text:span><text:span text:style-name="T9">_μετρητή_1 (δηλαδή η συνθήκη της 5</text:span><text:span text:style-name="T5">ης</text:span><text:span text:style-name="T9"> εντολής είναι αληθής), τότε ο </text:span><text:span text:style-name="T16">Edison</text:span><text:span text:style-name="T9">_μετρητής_1 ακολουθεί το επάνω τμήμα της διακλάδωσης της 5</text:span><text:span text:style-name="T5">ης</text:span><text:span text:style-name="T9"> εντολής και εκτελεί κατά σειρά τα παρακάτω: Προσμετρά το νέο ανακυκλώσιμο τεμάχιο στα ήδη προσμετρημένα, αυξάνοντας την </text:span><text:span text:style-name="T16">items</text:span><text:span text:style-name="T9">_</text:span><text:span text:style-name="T16">in</text:span><text:span text:style-name="T9">_</text:span><text:span text:style-name="T16">bin</text:span><text:span text:style-name="T9"> κατά 1 μονάδα (εντολή 6</text:span><text:span text:style-name="T5">η</text:span><text:span text:style-name="T9">). Έπειτα αναπαράγει ένα ηχητικό σήμα μικρής διάρκειας – </text:span><text:span text:style-name="T16">beep</text:span><text:span text:style-name="T9"> (εντολή 7</text:span><text:span text:style-name="T5">η</text:span><text:span text:style-name="T9">). Επειδή το νέο </text:span><text:span text:style-name="T9">ανακυκλώσιμο τεμάχιο (που έχει ήδη προσμετρηθεί στα προσμετρημένα με την 6</text:span><text:span text:style-name="T5">η</text:span><text:span text:style-name="T9"> εντολή) υπάρχει πιθανότητα να τοποθετείται αργά – αργά στον κάδο και συνεπώς να ανιχνεύεται για αρκετά ακόμα δευτερόλεπτα από τον </text:span><text:span text:style-name="T16">Edison</text:span><text:span text:style-name="T9">_μετρητή_1, τότε, </text:span><text:span text:style-name="T12">για να μην συνεχίσει</text:span><text:span text:style-name="T9"> ο </text:span><text:span text:style-name="T16">Edison</text:span><text:span text:style-name="T9">_μετρητής_1 </text:span><text:span text:style-name="T12">να το προσμετρά ως επιπλέον τεμάχια</text:span><text:span text:style-name="T9">, παρόλο που συνεχίζει να το ανιχνεύει εμπρός του, </text:span><text:span text:style-name="T12">γίνονται τα εξής</text:span><text:span text:style-name="T9">: Εκχωρούμε στην μεταβλητή </text:span><text:span text:style-name="T16">new</text:span><text:span text:style-name="T9">_</text:span><text:span text:style-name="T16">item</text:span><text:span text:style-name="T9"> την τιμή ‘1’ μέσω της 8</text:span><text:span text:style-name="T5">ης</text:span><text:span text:style-name="T9"> εντολής </text:span><text:span text:style-name="T3">(</text:span><text:span text:style-name="T9">Όταν η </text:span><text:span text:style-name="T16">new</text:span><text:span text:style-name="T9">_</text:span><text:span text:style-name="T16">item</text:span><text:span text:style-name="T9"> έχει τιμή ίση με ‘1’ θεωρούμε ότι το αντικείμενο που βρίσκεται/διέρχεται εμπρός του </text:span><text:span text:style-name="T16">Edison</text:span><text:span text:style-name="T9">_μετρητή_1, έχει ήδη προσμετρηθεί στα συνολικά προσμετρημένα τεμάχια του κάδου και ΔΕΝ πρέπει να συνεχίσει να προσμετρείται σε αυτά ως νέο ανακυκλώσιμο τεμάχιο, σε περίπτωση που συνεχίζει να το ανιχνεύει ο </text:span><text:span text:style-name="T16">Edison</text:span><text:span text:style-name="T9">_μετρητής_1, εφόσον αυτό πέφτει σιγά – σιγά στον κάδο</text:span><text:span text:style-name="T3">)</text:span><text:span text:style-name="T9">. Μετά την εκχώρηση της τιμής ‘1’ στην </text:span><text:span text:style-name="T16">new</text:span><text:span text:style-name="T9">_</text:span><text:span text:style-name="T16">item</text:span><text:span text:style-name="T9">, παρατηρούμε ότι ακολουθεί η 9</text:span><text:span text:style-name="T5">η</text:span><text:span text:style-name="T9"> εντολή σύμφωνα με την οποία περιμένουμε για πολύ μικρό χρονικό διάστημα (0,2 δευτερόλεπτα). Αυτό κρίνεται απαραίτητο ώστε να προλάβει να εκχωρηθεί η τιμή ‘1’ στη θέση μνήμης της μεταβλητής </text:span><text:span text:style-name="T16">new</text:span><text:span text:style-name="T9">_</text:span><text:span text:style-name="T16">item</text:span><text:span text:style-name="T9"> και έπειτα να συνεχιστεί η εκτέλεση της επόμενης εντολής του προγράμματος. Έπειτα, ξεκινά νέο </text:span><text:span text:style-name="T16">loop</text:span><text:span text:style-name="T9"> </text:span><text:span text:style-name="T16">start</text:span><text:span text:style-name="T9"> (εντολή 10</text:span><text:span text:style-name="T5">η</text:span><text:span text:style-name="T9">) σύμφωνα με το οποίο, μέχρις ότου η μεταβλητή </text:span><text:span text:style-name="T16">new</text:span><text:span text:style-name="T9">_</text:span><text:span text:style-name="T16">item</text:span><text:span text:style-name="T9"> να λάβει τιμή ίση με ‘0’ (δηλαδή, μέχρις ότου το ήδη προσμετρημένο αυτό ανακυκλώσιμο τεμάχιο να τοποθετηθεί πλήρως στον κάδο με αποτέλεσμα να μην ανιχνεύεται από τον </text:span><text:span text:style-name="T16">Edison</text:span><text:span text:style-name="T9">_μετρητή_1), ο </text:span><text:span text:style-name="T16">Edison</text:span><text:span text:style-name="T9">_μετρητής_1 ελέγχει </text:span><text:soft-page-break/><text:span text:style-name="T9">διαρκώς αν αυτό το ανακυκλώσιμο τεμάχιο βρίσκεται εμπρός του (εντολή 11</text:span><text:span text:style-name="T5">η</text:span><text:span text:style-name="T9">) και αναλόγως:</text:span></text:p>
              <text:list>
                <text:list-item>
                  <text:p text:style-name="P34"><text:span text:style-name="T9">Αν βρίσκεται ακόμα εμπρός του, τότε, ο </text:span><text:span text:style-name="T16">Edison</text:span><text:span text:style-name="T9">_μετρητής_1 απλά περιμένει για πολύ μικρό χρονικό διάστημα (εντολή 12</text:span><text:span text:style-name="T5">η</text:span><text:span text:style-name="T9">) και έπειτα, λόγω της </text:span><text:span text:style-name="T16">loop</text:span><text:span text:style-name="T9"> η οποία ξεκίνησε με την 10</text:span><text:span text:style-name="T5">η</text:span><text:span text:style-name="T9"> εντολή, επιστρέφει στην 11</text:span><text:span text:style-name="T5">η</text:span><text:span text:style-name="T9"> εντολή και ξανακάνει τον παραπάνω έλεγχο. </text:span></text:p>
                </text:list-item>
                <text:list-item>
                  <text:p text:style-name="P34"><text:span text:style-name="T12">Όταν κάποια στιγμή ο έλεγχος της 11</text:span><text:span text:style-name="T7">ης</text:span><text:span text:style-name="T12"> εντολής βγει ψευδής</text:span><text:span text:style-name="T9">, όταν δηλαδή δεν θα ανιχνεύεται πια το προσμετρημένο ανακυκλώσιμο τεμάχιο εμπρός του </text:span><text:span text:style-name="T16">Edison</text:span><text:span text:style-name="T9">_μετρητή_1, αυτό σημαίνει ότι το τεμάχιο έχει τοποθετηθεί πλήρως στον κάδο του ΣΧΟΛΕΙΟ_1. Άρα ο </text:span><text:span text:style-name="T16">Edison</text:span><text:span text:style-name="T9">_μετρητής_1 πρέπει να είναι σε ετοιμότητα για την προσμέτρηση νέου ανακυκλώσιμου τεμαχίου όποτε αυτό ανιχνευθεί εμπρός του. Για αυτό </text:span><text:span text:style-name="T12">εκτελείται η 13</text:span><text:span text:style-name="T7">η</text:span><text:span text:style-name="T12"> εντολή</text:span><text:span text:style-name="T9"> ώστε η </text:span><text:span text:style-name="T16">new</text:span><text:span text:style-name="T9">_</text:span><text:span text:style-name="T16">item</text:span><text:span text:style-name="T9"> να πάρει τιμή ίση με ‘0’, με αποτέλεσμα να τελειώσει/σπάσει ο βρόχος – </text:span><text:span text:style-name="T16">loop</text:span><text:span text:style-name="T9"> ο οποίος ξεκίνησε με την 10</text:span><text:span text:style-name="T5">η</text:span><text:span text:style-name="T9"> εντολή, με αποτέλεσμα να επιστρέψουμε στον έλεγχο για νέο ανακυκλώσιμο τεμάχιο (στην εντολή 5) μέσω του </text:span><text:span text:style-name="T16">loop</text:span><text:span text:style-name="T9"> που ξεκίνησε με την 4</text:span><text:span text:style-name="T5">η</text:span><text:span text:style-name="T9"> εντολή. Έπειτα επαναλαμβάνεται όλη η παραπάνω διαδικασία από την 4</text:span><text:span text:style-name="T5">η</text:span><text:span text:style-name="T9"> εντολή μέχρι και την 13</text:span><text:span text:style-name="T5">η</text:span><text:span text:style-name="T9">, μέχρις ότου να προσμετρηθούν 5 ανακυκλώσιμα τεμάχια στον κάδο (δηλαδή μέχρι η μεταβλητή </text:span><text:span text:style-name="T16">item</text:span><text:span text:style-name="T9">_</text:span><text:span text:style-name="T16">in</text:span><text:span text:style-name="T9">_</text:span><text:span text:style-name="T16">bin</text:span><text:span text:style-name="T9"> να πάρει τιμή ίση με ‘5’). Τότε θα τελειώσει/σπάσει ο βρόχος – </text:span><text:span text:style-name="T16">loop</text:span><text:span text:style-name="T9"> ο οποίος ξεκίνησε με την 4</text:span><text:span text:style-name="T5">η</text:span><text:span text:style-name="T9"> εντολή (δηλαδή δεν χρειάζεται πλέον να είναι σε ετοιμότητα να προσμετρήσει άλλα ανακυκλώσιμα τεμάχια ο </text:span><text:span text:style-name="T16">Edison</text:span><text:span text:style-name="T9">_μετρητής_1).</text:span></text:p>
                </text:list-item>
              </text:list>
            </text:list-item>
          </text:list>
        </text:list-item>
        <text:list-item>
          <text:p text:style-name="P34"><text:span text:style-name="T9">Έπειτα ακολουθεί η εκτέλεση των εντολών 14, 15, 16 σύμφωνα με τις οποίες ο </text:span><text:span text:style-name="T16">Edison</text:span><text:span text:style-name="T9">_μετρητής_1, αφού ανίχνευσε/προσμέτρησε 5 ανακυκλώσιμα τεμάχια στον κάδο του ΣΧΟΛΕΙΟ_1, στέλνει ειδοποίηση στον </text:span><text:span text:style-name="T16">Edison</text:span><text:span text:style-name="T9">_διοργανωτή. Αυτό το καταφέρνει ως εξής: Απενεργοποιεί τους αισθητήρες ανίχνευσης αντικειμένων με την 14</text:span><text:span text:style-name="T5">η</text:span><text:span text:style-name="T9"> εντολή (αυτό είναι απαραίτητο, μιας και για να </text:span><text:span text:style-name="T9">επικοινωνήσουν 2 </text:span><text:span text:style-name="T16">robots</text:span><text:span text:style-name="T9"> </text:span><text:span text:style-name="T16">Edison</text:span><text:span text:style-name="T9"> μεταξύ τους, πρέπει να έχουν απενεργοποιημένους τους αισθητήρες ανίχνευσης αντικειμένων). Έπειτα, περιμένουμε για πολύ μικρό χρονικό διάστημα (0,3 δευτερόλεπτα) ώστε ο </text:span><text:span text:style-name="T16">Edison</text:span><text:span text:style-name="T9">_μετρητής_1 να προλάβει να απενεργοποιήσει τους αισθητήρες ανίχνευσης αντικειμένων πριν εκτελέσει την 16</text:span><text:span text:style-name="T5">η</text:span><text:span text:style-name="T9"> εντολή. Έπειτα στέλνει ειδοποίηση στον </text:span><text:span text:style-name="T16">Edison</text:span><text:span text:style-name="T9">_διοργανωτή (εντολή 16</text:span><text:span text:style-name="T5">η</text:span><text:span text:style-name="T9">). Η ειδοποίηση που στέλνει αποτελείται από την τιμή της μεταβλητής </text:span><text:span text:style-name="T18">school</text:span><text:span text:style-name="T9"> δηλαδή το νούμερο ‘1’ το οποίο δηλώνει/γνωστοποιεί στον </text:span><text:span text:style-name="T16">Edison</text:span><text:span text:style-name="T9">_διοργανωτή ότι το ΣΧΟΛΕΙΟ_1 συγκέντρωσε 5 ανακυκλώσιμα τεμάχια!</text:span><text:span text:style-name="T3"> [</text:span><text:span text:style-name="T12">Σημείωση</text:span><text:span text:style-name="T9">: Η χρήση της 15</text:span><text:span text:style-name="T5">ης</text:span><text:span text:style-name="T9"> εντολής είναι πολύ σημαντική και καθοριστικής σημασίας μιας και αν την παραλείψουμε, τότε, ο </text:span><text:span text:style-name="T16">Edison</text:span><text:span text:style-name="T9">_μετρητής_1 ΔΕΝ προλαβαίνει να απενεργοποιήσει τους αισθητήρες ανίχνευσης αντικείμενων και ξεκινά να εκτελεί την 16</text:span><text:span text:style-name="T5">η</text:span><text:span text:style-name="T9"> εντολή (</text:span><text:span text:style-name="T16">transmit</text:span><text:span text:style-name="T9"> </text:span><text:span text:style-name="T16">data</text:span><text:span text:style-name="T9">) προσπαθώντας να στείλει ειδοποίηση στον </text:span><text:span text:style-name="T16">Edison</text:span><text:span text:style-name="T9">_διοργανωτή. Δεν θα τα καταφέρει όμως, μιας και η 16</text:span><text:span text:style-name="T5">η</text:span><text:span text:style-name="T9"> εντολή ΔΕΝ θα εκτελεστεί σωστά αφού οι αισθητήρες ανίχνευσης αντικειμένων ΔΕΝ πρόλαβαν να απενεργοποιηθούν.</text:span><text:span text:style-name="T3">]</text:span></text:p>
        </text:list-item>
      </text:list>
      <text:p text:style-name="P4"/>
      <text:p text:style-name="P2"><text:span text:style-name="T12">Ανάλυση – τεκμηρίωση του κώδικα του προγράμματος «</text:span><text:span text:style-name="T21">μετρητής_2</text:span><text:span text:style-name="T12">»:</text:span></text:p>
      <text:p text:style-name="P2"><text:soft-page-break/><text:span text:style-name="T9">Το πρόγραμμα <text:s/>«</text:span><text:span text:style-name="T14">μετρητής_2</text:span><text:span text:style-name="T9">» είναι πανομοιότυπο με το πρόγραμμα «</text:span><text:span text:style-name="T14">μετρητής_1</text:span><text:span text:style-name="T9">», με </text:span><text:span text:style-name="T13">ΜΙΑ</text:span><text:span text:style-name="T9"> μόνο διαφορά:</text:span></text:p>
      <text:p text:style-name="P2"><text:span text:style-name="T9">Η </text:span><text:span text:style-name="T14">1</text:span><text:span text:style-name="T6">η</text:span><text:span text:style-name="T14"> εντολή <text:s/></text:span><text:span text:style-name="T9">(</text:span><text:span text:style-name="T18">set</text:span><text:span text:style-name="T14"> </text:span><text:span text:style-name="T18">memory</text:span><text:span text:style-name="T9">), του προγράμματος «μετρητής_2», εκχωρεί στη μεταβλητή </text:span><text:span text:style-name="T18">school</text:span><text:span text:style-name="T9"> την τιμή ‘</text:span><text:span text:style-name="T14">2</text:span><text:span text:style-name="T9">’ και </text:span><text:span text:style-name="T12">όχι την τιμή ‘1’</text:span><text:span text:style-name="T9">. Αυτό κρίνεται απαραίτητο επειδή η τιμή της μεταβλητή </text:span><text:span text:style-name="T16">school</text:span><text:span text:style-name="T9"> αντιπροσωπεύει το σχολείο στο οποίο ανήκει ο </text:span><text:span text:style-name="T16">Edison</text:span><text:span text:style-name="T9">_μετρητής (όπως έχει ήδη αναφερθεί). Άρα, αφού με το πρόγραμμα «μετρητής_2» προγραμματίζουμε τον </text:span><text:span text:style-name="T16">Edison</text:span><text:span text:style-name="T9">_μετρητή_2, ο οποίος ανήκει στο ΣΧΟΛΕΙΟ_2, τότε, ως τιμή της μεταβλητής </text:span><text:span text:style-name="T16">school</text:span><text:span text:style-name="T9"> εκχωρούμε το νούμερο ‘2’. Έτσι, όταν ο </text:span><text:span text:style-name="T16">Edison</text:span><text:span text:style-name="T9">_μετρητής_2 στείλει ειδοποίηση στον </text:span><text:span text:style-name="T16">Edison</text:span><text:span text:style-name="T9">_διοργανωτή μέσω της εντολής </text:span><text:span text:style-name="T16">transmit</text:span><text:span text:style-name="T9"> </text:span><text:span text:style-name="T16">data</text:span><text:span text:style-name="T9"> (εντολή 16), θα του στείλει το νούμερο ‘2’ το οποίο δηλώνει/γνωστοποιεί στον </text:span><text:span text:style-name="T16">Edison</text:span><text:span text:style-name="T9">_διοργανωτή ότι το ΣΧΟΛΕΙΟ_2 συγκέντρωσε 5 ανακυκλώσιμα τεμάχια!</text:span></text:p>
      <text:p text:style-name="P2"><text:span text:style-name="T9">Συνεπώς, η τεκμηρίωση του προγράμματος «μετρητής_2» είναι πανομοιότυπη με την τεκμηρίωση του προγράμματος «μετρητής_1» με μόνη διαφορά στην τιμή που εκχωρείται στην 1</text:span><text:span text:style-name="T5">η</text:span><text:span text:style-name="T9"> εντολή του κάθε προγράμματος. Ο λόγος για τον οποίο υπάρχει αυτή η διαφορά τεκμηριώθηκε αμέσως πιο πάνω.</text:span></text:p>
      <text:p text:style-name="P4"/>
      <text:p text:style-name="P2"><text:span text:style-name="T12">Ανάλυση – τεκμηρίωση του κώδικα του προγράμματος «</text:span><text:span text:style-name="T21">διοργανωτής</text:span><text:span text:style-name="T12">»:</text:span></text:p>
      <text:p text:style-name="P2"><text:span text:style-name="T9">Παρακάτω θα επεξηγήσουμε τον τρόπο λειτουργίας του προγράμματος «</text:span><text:span text:style-name="T14">διοργανωτής</text:span><text:span text:style-name="T9">» του φακέλου «</text:span><text:span text:style-name="T18">code</text:span><text:span text:style-name="T9">». </text:span></text:p>
      <text:p text:style-name="P2"><text:span text:style-name="T9">Επειδή δεν υπάρχει η δυνατότητα προσθήκης σχολίων δίπλα σε κάθε εντολή των προγραμμάτων που δημιουργούνται με το προγραμματιστικό περιβάλλον </text:span><text:span text:style-name="T16">EdWare</text:span><text:span text:style-name="T9">, η επεξήγηση της λειτουργίας των εντολών θα γίνει σε αυτό το σημείο. Η ανάλυση της λειτουργίας των εντολών αυτών γίνεται με τη σειρά με την οποία τις συναντούμε μετά την εντολή </text:span><text:span text:style-name="T18">start</text:span><text:span text:style-name="T9"> του κυρίως προγράμματος (η σειρά αυτή φαίνεται και από την αρίθμηση την οποία έχουμε εφαρμόσει και η οποία φαίνεται στις εικόνες </text:span><text:span text:style-name="T11">«</text:span><text:span text:style-name="T15">διοργανωτής_στιγμιότυπο_1</text:span><text:span text:style-name="T11">», «</text:span><text:span text:style-name="T15">διοργανωτής_στιγμιότυπο_2</text:span><text:span text:style-name="T11">», «</text:span><text:span text:style-name="T15">διοργανωτής_στιγμιότυπο_3</text:span><text:span text:style-name="T11">»</text:span><text:span text:style-name="T9"> οι οποίες βρίσκονται στον φάκελο «</text:span><text:span text:style-name="T14">docs</text:span><text:span text:style-name="T9">» του αποθετηρίου μας).</text:span></text:p>
      <text:p text:style-name="P3">Προς διευκόλυνση του αναγνώστη, προτείνουμε να μεταβαίνει:</text:p>
      <text:list xml:id="list20576154" text:continue-list="list4374499774118706454" text:style-name="WWNum7">
        <text:list-item>
          <text:p text:style-name="P32"><text:span text:style-name="T9">Στις εικόνες</text:span><text:span text:style-name="T23"> </text:span><text:span text:style-name="T1">«</text:span><text:span text:style-name="T15">διοργανωτής_στιγμιότυπο_1</text:span><text:span text:style-name="T11">», «</text:span><text:span text:style-name="T15">διοργανωτής_στιγμιότυπο_2</text:span><text:span text:style-name="T11">», «</text:span><text:span text:style-name="T15">διοργανωτής_στιγμιότυπο_3</text:span><text:span text:style-name="T11">»,</text:span><text:span text:style-name="T9"> του φακέλου «</text:span><text:span text:style-name="T18">docs</text:span><text:span text:style-name="T9">» [ώστε να αντιλαμβάνεται εύκολα </text:span><text:span text:style-name="T12">ποια εντολή αναλύουμε</text:span><text:span text:style-name="T9"> (με τη βοήθεια της αρίθμησης των εντολών που έχουμε εφαρμόσει και φαίνεται στις 3 παραπάνω εικόνες)].</text:span></text:p>
        </text:list-item>
        <text:list-item>
          <text:p text:style-name="P32"><text:span text:style-name="T9">Στο πρόγραμμα «</text:span><text:span text:style-name="T14">διοργανωτής</text:span><text:span text:style-name="T9">», του φακέλου «</text:span><text:span text:style-name="T18">code</text:span><text:span text:style-name="T9">» [ώστε να παρατηρεί </text:span><text:span text:style-name="T12">τις ιδιότητες/ρυθμίσεις που έχουμε εφαρμόσει στην εντολή</text:span><text:span text:style-name="T9"> που αναλύουμε κάθε φορά (οι ιδιότητες/ρυθμίσεις που έχουμε εφαρμόσει σε μια εντολή φαίνονται στο κάτω αριστερό τμήμα του παραθύρου του προγραμματιστικού περιβάλλοντος, αφού επιλέξουμε την εντολή του κυρίως προγράμματος που μας ενδιαφέρει)].</text:span></text:p>
        </text:list-item>
      </text:list>
      <text:p text:style-name="P2"><text:span text:style-name="T9">Ανοίγοντας το πρόγραμμα «</text:span><text:span text:style-name="T14">διοργανωτής</text:span><text:span text:style-name="T9">», του φακέλου «</text:span><text:span text:style-name="T18">code</text:span><text:span text:style-name="T9">», παρατηρούμε στην περιοχή μεταβλητών (κάτω δεξιά) ότι στο πρόγραμμα αυτό χρησιμοποιούμε τις εξής 2 μεταβλητές:</text:span></text:p>
      <text:list xml:id="list1135707959164055837" text:style-name="WWNum9">
        <text:list-item>
          <text:p text:style-name="P35"><text:span text:style-name="T18">winner</text:span><text:span text:style-name="T9">: Η τιμή της μεταβλητής </text:span><text:span text:style-name="T16">winner</text:span><text:span text:style-name="T9"> αντιπροσωπεύει τον νικητή του διαγωνισμού ανακύκλωσης. Αν στην </text:span><text:span text:style-name="T16">winner</text:span><text:span text:style-name="T9"> εκχωρηθεί η τιμή ‘1’ (μέσω της ειδοποίησης που θα λάβει ο </text:span><text:span text:style-name="T16">Edison</text:span><text:span text:style-name="T9">_διοργανωτής </text:span><text:soft-page-break/><text:span text:style-name="T9">από τον πρώτο </text:span><text:span text:style-name="T16">Edison</text:span><text:span text:style-name="T9">_μετρητή ο οποίος ανίχνευσε 5 ανακυκλώσιμα τεμάχια στον κάδο του), αυτό σημαίνει ότι νικητής είναι το ΣΧΟΛΕΙΟ_1. Αλλιώς αν στην </text:span><text:span text:style-name="T16">winner</text:span><text:span text:style-name="T9"> εκχωρηθεί η τιμή ‘2’, αυτό σημαίνει ότι νικητής είναι το ΣΧΟΛΕΙΟ_2.</text:span></text:p>
        </text:list-item>
        <text:list-item>
          <text:p text:style-name="P35"><text:span text:style-name="T18">clear</text:span><text:span text:style-name="T14">_</text:span><text:span text:style-name="T18">ob</text:span><text:span text:style-name="T14">_</text:span><text:span text:style-name="T18">memory</text:span><text:span text:style-name="T9">: Για την ορθή λειτουργία του </text:span><text:span text:style-name="T16">Edison</text:span><text:span text:style-name="T9">_διοργανωτή και κατ’ επέκταση την ορθή εκτέλεση του έργου μας, πρέπει η θέση μνήμης του </text:span><text:span text:style-name="T16">Edison</text:span><text:span text:style-name="T9">_διοργανωτή, στην οποία αποθηκεύεται το αποτέλεσμα της ανίχνευσης εμποδίων, να μην περιέχει καμία τιμή. Με άλλα λόγια η παραπάνω θέση μνήμης πρέπει να είναι κενή/’καθαρή’. Όμως είναι πολύ πιθανόν η παραπάνω θέση μνήμης να μην είναι κενή, αλλά να περιέχει τιμή – πληροφορία η οποία προέρχεται από την πιο πρόσφατη δραστηριότητα στην οποία είχε χρησιμοποιηθεί το </text:span><text:span text:style-name="T16">robot</text:span><text:span text:style-name="T9"> </text:span><text:span text:style-name="T16">Edison</text:span><text:span text:style-name="T9"> το οποίο τώρα θέλουμε να χρησιμοποιήσουμε στη θέση του </text:span><text:span text:style-name="T16">Edison</text:span><text:span text:style-name="T9">_διοργανωτή. Για τον καθαρισμό της παραπάνω θέσης μνήμης χρησιμοποιούμε την μεταβλητή </text:span><text:span text:style-name="T16">clear</text:span><text:span text:style-name="T9">_</text:span><text:span text:style-name="T16">ob</text:span><text:span text:style-name="T9">_</text:span><text:span text:style-name="T16">memory</text:span><text:span text:style-name="T9">.</text:span></text:p>
        </text:list-item>
      </text:list>
      <text:p text:style-name="P2"><text:span text:style-name="T9">Αφού επεξηγήθηκε ο ρόλος κάθε μεταβλητής, παρακάτω επεξηγείται η λειτουργία των εντολών του προγράμματος «διοργανωτής». Κατά σειρά, μετά το εικονίδιο </text:span><text:span text:style-name="T18">start</text:span><text:span text:style-name="T9">, συναντούμε τις εξής εντολές:</text:span></text:p>
      <text:list xml:id="list8265549177649576280" text:style-name="WWNum10">
        <text:list-item>
          <text:p text:style-name="P36"><text:span text:style-name="T14">εντολή 1</text:span><text:span text:style-name="T6">η</text:span><text:span text:style-name="T14"> </text:span><text:span text:style-name="T9">(</text:span><text:span text:style-name="T18">detect</text:span><text:span text:style-name="T14"> </text:span><text:span text:style-name="T18">obstacle</text:span><text:span text:style-name="T9">): Χρησιμοποιούμε αυτήν την εντολή για να ‘καθαρίσουμε’ τη θέση μνήμης η οποία αποθηκεύει πληροφορίες σχετικά με το εάν ανιχνεύθηκε αντικείμενο ή όχι από τους αισθητήρες ανίχνευσης αντικειμένων του </text:span><text:span text:style-name="T16">robot</text:span><text:span text:style-name="T9"> </text:span><text:span text:style-name="T16">Edison</text:span><text:span text:style-name="T9">. Ειδικότερα, η εντολή αυτή διαβάζει την τιμή που έχει μείνει αποθηκευμένη στην παραπάνω θέση μνήμης <text:s/>(από παλαιότερες δραστηριότητες στις οποίες έλαβε μέρος το </text:span><text:span text:style-name="T16">robot</text:span><text:span text:style-name="T9">), έπειτα εκχωρεί την τιμή αυτή στη μεταβλητή </text:span><text:span text:style-name="T16">clear</text:span><text:span text:style-name="T9">_</text:span><text:span text:style-name="T16">ob</text:span><text:span text:style-name="T9">_</text:span><text:span text:style-name="T16">memory</text:span><text:span text:style-name="T9"> και έπειτα ‘καθαρίζει’ τη θέση μνήμης.</text:span></text:p>
        </text:list-item>
        <text:list-item>
          <text:p text:style-name="P36"><text:span text:style-name="T14">εντολή 2</text:span><text:span text:style-name="T6">η</text:span><text:span text:style-name="T14"> (</text:span><text:span text:style-name="T18">event</text:span><text:span text:style-name="T14"> </text:span><text:span text:style-name="T18">wait</text:span><text:span text:style-name="T14">)</text:span><text:span text:style-name="T9">: Με την εντολή αυτή, καθυστερούμε για πολύ μικρό χρονικό διάστημα (0.3 δευτερόλεπτα) την εξέλιξη εκτέλεσης του προγράμματος, με σκοπό να εξασφαλίσουμε ότι η 1</text:span><text:span text:style-name="T5">η</text:span><text:span text:style-name="T9"> εντολή έχει ολοκληρωθεί επιτυχώς, δηλαδή η θέση μνήμης που αναφέραμε πιο πάνω να προλάβει να ‘καθαριστεί’ πριν προχωρήσουμε στην εκτέλεση των επόμενων εντολών.</text:span></text:p>
        </text:list-item>
        <text:list-item>
          <text:p text:style-name="P36"><text:span text:style-name="T14">εντολή 3</text:span><text:span text:style-name="T6">η</text:span><text:span text:style-name="T14"> (</text:span><text:span text:style-name="T18">loop</text:span><text:span text:style-name="T14">)</text:span><text:span text:style-name="T9">: Ξεκινά επαναληπτική διαδικασία – </text:span><text:span text:style-name="T16">loop</text:span><text:span text:style-name="T9">, σύμφωνα με την οποία ο </text:span><text:span text:style-name="T16">Edison</text:span><text:span text:style-name="T9">_διοργανωτής περιμένει (δηλαδή δεν κάνει καμία ενέργεια) μέχρις ότου να λάβει </text:span><text:span text:style-name="T9">ειδοποίηση από κάποιον </text:span><text:span text:style-name="T16">Edison</text:span><text:span text:style-name="T9">_μετρητή. Με το που θα λάβει την 1</text:span><text:span text:style-name="T5">η</text:span><text:span text:style-name="T9"> ειδοποίηση ο </text:span><text:span text:style-name="T16">Edison</text:span><text:span text:style-name="T9">_διοργανωτής, τερματίζει/σπάει το </text:span><text:span text:style-name="T16">loop</text:span><text:span text:style-name="T9"> αυτό και συνεχίζει η εκτέλεση του προγράμματος με την 4</text:span><text:span text:style-name="T5">η</text:span><text:span text:style-name="T9"> εντολή.</text:span></text:p>
        </text:list-item>
        <text:list-item>
          <text:p text:style-name="P36"><text:span text:style-name="T14">εντολή 4</text:span><text:span text:style-name="T6">η</text:span><text:span text:style-name="T14"> (</text:span><text:span text:style-name="T18">receive</text:span><text:span text:style-name="T14"> </text:span><text:span text:style-name="T18">data</text:span><text:span text:style-name="T14">)</text:span><text:span text:style-name="T9">: Με αυτήν την εντολή, ο </text:span><text:span text:style-name="T16">Edison</text:span><text:span text:style-name="T9">_διοργανωτής εκχωρεί στη μεταβλητή </text:span><text:span text:style-name="T16">winner</text:span><text:span text:style-name="T9"> την τιμή που είχε η ειδοποίηση που έλαβε. Εάν η ειδοποίηση περιείχε την τιμή ‘1’ τότε στην </text:span><text:span text:style-name="T16">winner</text:span><text:span text:style-name="T9"> θα εκχωρηθεί η τιμή ‘1’, αλλιώς αν η ειδοποίηση περιείχε την τιμή ‘2’ τότε στην </text:span><text:span text:style-name="T16">winner</text:span><text:span text:style-name="T9"> θα εκχωρηθεί η τιμή ‘2’.</text:span></text:p>
        </text:list-item>
        <text:list-item>
          <text:p text:style-name="P36"><text:span text:style-name="T14">εντολή 5</text:span><text:span text:style-name="T6">η</text:span><text:span text:style-name="T14"> </text:span><text:span text:style-name="T9">(</text:span><text:span text:style-name="T18">line</text:span><text:span text:style-name="T14"> </text:span><text:span text:style-name="T18">tracker</text:span><text:span text:style-name="T9">): Με την εντολή αυτήν ενεργοποιούμε τον αισθητήρα ανίχνευσης του είδους της επιφάνειας (ανοιχτόχρωμη ή σκουρόχρωμη) επάνω στην οποία βρίσκεται/κινείται το </text:span><text:span text:style-name="T16">robot</text:span><text:span text:style-name="T9"> </text:span><text:span text:style-name="T16">Edison</text:span><text:span text:style-name="T9">.</text:span></text:p>
        </text:list-item>
      </text:list>
      <text:p text:style-name="P2"><text:span text:style-name="T9">Έχουμε φτάσει στο σημείο όπου ο </text:span><text:span text:style-name="T16">Edison</text:span><text:span text:style-name="T9">_διοργανωτής έχει λάβει ειδοποίηση νίκης από κάποιον από τους </text:span><text:span text:style-name="T16">Edison</text:span><text:span text:style-name="T9">_μετρητές. Επίσης, την πληροφορία της ειδοποίησης αυτής (σχετικά με το ποιο είναι το σχολείο - νικητής) την έχει εκχωρήσει στην μεταβλητή </text:span><text:span text:style-name="T16">winner</text:span><text:span text:style-name="T9">. Από εδώ και κάτω, εφόσον γνωρίζει το σχολείο – νικητή, ο </text:span><text:span text:style-name="T16">Edison</text:span><text:span text:style-name="T9">_διοργανωτής πρέπει να επιλέξει τον σωστό δρόμο επάνω στον οποίο θα πρέπει να κινηθεί ώστε να καταλήξει στο σχολείο αυτό και να το βραβεύσει [θυμίζουμε ότι, εάν στην </text:span><text:soft-page-break/><text:span text:style-name="T16">winner</text:span><text:span text:style-name="T9"> έχει εκχωρηθεί η τιμή ‘1’ τότε νικητής είναι το ΣΧΟΛΕΙΟ_1 και ο </text:span><text:span text:style-name="T16">Edison</text:span><text:span text:style-name="T9">_διοργανωτής πρέπει να επιλέξει τον πρώτο κατά σειρά δρόμο που θα συναντήσει (ΠΡΩΤΟΣ_ΔΡΟΜΟΣ) στην αφετηρία των δρόμων ώστε να κινηθεί σε αυτόν και να καταλήξει στο ΣΧΟΛΕΙΟ_1. <text:s/>Αλλιώς, εάν στην </text:span><text:span text:style-name="T16">winner</text:span><text:span text:style-name="T9"> έχει εκχωρηθεί η τιμή ‘2’ τότε νικητής είναι το ΣΧΟΛΕΙΟ_2 και ο </text:span><text:span text:style-name="T16">Edison</text:span><text:span text:style-name="T9">_διοργανωτής πρέπει να επιλέξει τον δεύτερο κατά σειρά δρόμο που θα συναντήσει (ΔΕΥΤΕΡΟΣ_ΔΡΟΜΟΣ) στην αφετηρία των δρόμων ώστε να κινηθεί σε αυτόν και να καταλήξει στο ΣΧΟΛΕΙΟ_2]. Η επιλογή του σωστού δρόμου γίνεται από την εκτέλεση του συνόλου εντολών 6,7,8,9,10,11,12,13,14 ως εξής:</text:span></text:p>
      <text:list xml:id="list4643591916757522962" text:style-name="WWNum11">
        <text:list-item>
          <text:p text:style-name="P37"><text:span text:style-name="T14">εντολές 6 – 14</text:span><text:span text:style-name="T9">: Επαναληπτικά (6</text:span><text:span text:style-name="T5">η</text:span><text:span text:style-name="T9"> εντολή) ο </text:span><text:span text:style-name="T16">Edison</text:span><text:span text:style-name="T9">_διοργανωτής εκτελεί τις παρακάτω ενέργειες: Κινείται προς τα εμπρός με ταχύτητα ίση με ‘1’ μέχρις ότου συναντήσει/ανιχνεύσει μαύρη γραμμή/δρόμο (εντολές 7,8). Όταν συναντήσει μαύρη γραμμή (δρόμο) ο </text:span><text:span text:style-name="T16">Edison</text:span><text:span text:style-name="T9">_διοργανωτής σταματά στιγμιαία επάνω στο δρόμο (εντολή 9) και εκπέμπει 1 μικρό ηχητικό σήμα – </text:span><text:span text:style-name="T16">beep</text:span><text:span text:style-name="T9"> (εντολή 10). Έπειτα κινείται προς τα εμπρός με ταχύτητα ίση με ‘1’ μέχρις ότου συναντήσει/ανιχνεύσει ανοιχτόχρωμη επιφάνεια (δηλαδή, μέχρις ότου να βγει λίγο έξω από τον δρόμο το μπροστινό τμήμα του </text:span><text:span text:style-name="T16">Edison</text:span><text:span text:style-name="T9">_διοργανωτή στο οποίο βρίσκεται ο αισθητήρας ανίχνευσης γραμμής (ή με άλλα λόγια αισθητήρας ανίχνευσης του είδους της επιφάνειας)</text:span><text:span text:style-name="T1"> </text:span><text:span text:style-name="T9"><text:s/>(εντολές 11,12). Αμέσως μόλις βγει από τον δρόμο, σταματά στιγμιαία (εντολή 13) και αφαιρεί μία (1) μονάδα από τη μεταβλητή </text:span><text:span text:style-name="T16">winner</text:span><text:span text:style-name="T9"> (εντολή 14). </text:span><text:span text:style-name="T12">Συνοψίζοντας τα παραπάνω</text:span><text:span text:style-name="T9">, προκύπτει ότι:</text:span></text:p>
          <text:list>
            <text:list-item>
              <text:p text:style-name="P37"><text:span text:style-name="T9">Εάν οι εντολές 7 – 14 (οι οποίες βρίσκονται μέσα στο </text:span><text:span text:style-name="T16">loop</text:span><text:span text:style-name="T9"> που ξεκινά με την 6</text:span><text:span text:style-name="T5">η</text:span><text:span text:style-name="T9"> εντολή) εκτελεστούν ΜΟΝΟ ΜΙΑ ΦΟΡΑ, τότε ο </text:span><text:span text:style-name="T16">Edison</text:span><text:span text:style-name="T9">_διοργανωτής ‘φτάνει’ μέχρι τον ΠΡΩΤΟ_ΔΡΟΜΟ και σταματά σε αυτόν στιγμιαία (έχοντας το μπροστινό τμήμα του λίγο έξω από τον δρόμο). Με άλλα λόγια, φτάνει μέχρι τον <text:s/>ΠΡΩΤΟ_ΔΡΟΜΟ, δηλαδή τον επιλέγει (ώστε, έπειτα, να κινηθεί επάνω σε αυτόν). </text:span></text:p>
            </text:list-item>
            <text:list-item>
              <text:p text:style-name="P37"><text:span text:style-name="T9">Εάν οι εντολές 7 – 14 <text:s/>εκτελεστούν και ΔΕΥΤΕΡΗ ΦΟΡΑ, τότε ο </text:span><text:span text:style-name="T16">Edison</text:span><text:span text:style-name="T9">_διοργανωτής ‘φτάνει’ και επιλέγει τον ΔΕΥΤΕΡΟ_ΔΡΟΜΟ.</text:span></text:p>
            </text:list-item>
          </text:list>
        </text:list-item>
      </text:list>
      <text:p text:style-name="P2"><text:span text:style-name="T9">Το πλήθος των φορών που θα εκτελεστεί το σύνολο εντολών 7 – 14 καθορίζεται από την αρχική τιμή που είχε η μεταβλητή </text:span><text:span text:style-name="T16">winner</text:span><text:span text:style-name="T9"> (πριν αρχίσει να εκτελείται το </text:span><text:span text:style-name="T16">loop</text:span><text:span text:style-name="T9"> το οποίο ξεκινά με την 6</text:span><text:span text:style-name="T5">η</text:span><text:span text:style-name="T9"> εντολή). Αναλυτικότερα, εάν η μεταβλητή </text:span><text:span text:style-name="T16">winner</text:span><text:span text:style-name="T9"> είχε τιμή ίση με ‘1’, τότε οι εντολές 7 – 14 θα εκτελεστούν ΜΙΑ ΜΟΝΟ ΦΟΡΑ <text:s/>(μιας και η </text:span><text:span text:style-name="T16">winner</text:span><text:span text:style-name="T9"> θα μηδενιστεί λόγω της 14</text:span><text:span text:style-name="T5">ης</text:span><text:span text:style-name="T9"> εντολής και συνεπώς ο βρόχος που ξεκινά με την 6</text:span><text:span text:style-name="T5">η</text:span><text:span text:style-name="T9"> εντολή θα τερματίσει/σπάσει). Οπότε, ο </text:span><text:span text:style-name="T16">Edison</text:span><text:span text:style-name="T9">_διοργανωτής θα φτάσει μέχρι τον ΠΡΩΤΟ_ΔΡΟΜΟ, το οποίο είναι το ζητούμενο. Με την ίδια λογική, εάν η μεταβλητή </text:span><text:span text:style-name="T16">winner</text:span><text:span text:style-name="T9"> είχε τιμή ίση με ‘2’, τότε οι εντολές 7 – 14 θα εκτελεστούν ΔΥΟ ΦΟΡΕΣ <text:s/>(μιας και η </text:span><text:span text:style-name="T16">winner</text:span><text:span text:style-name="T9"> για να μηδενιστεί πρέπει να εκτελεστεί ΔΥΟ ΦΟΡΕΣ η 14</text:span><text:span text:style-name="T5">η</text:span><text:span text:style-name="T9"> εντολή ώστε τερματίσει/σπάσει ο βρόχος που ξεκινά με την 6</text:span><text:span text:style-name="T5">η</text:span><text:span text:style-name="T9"> εντολή). Οπότε, ο </text:span><text:span text:style-name="T16">Edison</text:span><text:span text:style-name="T9">_διοργανωτής θα φτάσει μέχρι τον ΔΕΥΤΕΡΟ_ΔΡΟΜΟ, το οποίο είναι το ζητούμενο.</text:span></text:p>
      <text:p text:style-name="P2"><text:span text:style-name="T9">Μετά την εκτέλεση των εντολών 6 – 14, ο </text:span><text:span text:style-name="T16">Edison</text:span><text:span text:style-name="T9">_διοργανωτής, πλέον, βρίσκεται επάνω στον σωστό δρόμο ο οποίος οδηγεί στο σχολείο – νικητή. Ακολουθεί η εκτέλεση των εντολών 15 – 22 σύμφωνα με τις οποίες ο </text:span><text:span text:style-name="T16">Edison</text:span><text:span text:style-name="T9">_διοργανωτής κινείται επάνω στον σωστό δρόμο μέχρι να φτάσει στο σχολείο – νικητή. Έπειτα το βραβεύει. Αναλυτικότερα:</text:span></text:p>
      <text:list xml:id="list5657642201717986424" text:style-name="WWNum13">
        <text:list-item>
          <text:p text:style-name="P38"><text:span text:style-name="T14">εντολή 15</text:span><text:span text:style-name="T6">η</text:span><text:span text:style-name="T14"> </text:span><text:span text:style-name="T9">(</text:span><text:span text:style-name="T18">detect</text:span><text:span text:style-name="T14"> </text:span><text:span text:style-name="T18">obstacle</text:span><text:span text:style-name="T9">): Ενεργοποιούμε τους αισθητήρες ανίχνευσης αντικείμενων/εμποδίων <text:s/>ώστε να μπορεί ο </text:span><text:span text:style-name="T16">Edison</text:span><text:span text:style-name="T9">_διοργανωτής να ανιχνεύσει το σχολείο, όταν φτάσει μπροστά του (για να σταματήσει και να το βραβεύσει).</text:span></text:p>
        </text:list-item>
        <text:list-item>
          <text:p text:style-name="P38"><text:soft-page-break/><text:span text:style-name="T14">εντολές 16, 17, 18, 19</text:span><text:span text:style-name="T9">: Επαναληπτικά, μέχρις ότου συναντήσει/ανιχνεύσει το σχολείο (αντικείμενο), ο </text:span><text:span text:style-name="T16">Edison</text:span><text:span text:style-name="T9">_διοργανωτής αρχίζει να ακολουθεί τον δρόμο τον οποίο είχε επιλέξει προηγουμένως. Ειδικότερα, ξεκινά </text:span><text:span text:style-name="T16">loop</text:span><text:span text:style-name="T9"> (εντολή 16) σύμφωνα με το οποίο, μέχρις ότου να ανιχνευθεί αντικείμενο (το σχολείο), ο </text:span><text:span text:style-name="T16">Edison</text:span><text:span text:style-name="T9">_διοργανωτής ελέγχει εάν κινείται επάνω σε μαύρη γραμμή/δρόμο ή όχι (εντολή 17) και έπειτα, αναλόγως:</text:span></text:p>
          <text:list>
            <text:list-item>
              <text:p text:style-name="P38"><text:span text:style-name="T12">Περίπτωση 1</text:span><text:span text:style-name="T7">η</text:span><text:span text:style-name="T9">: Εάν ο αισθητήρας ανίχνευσης γραμμής/επιφάνειας</text:span><text:span text:style-name="T1"> </text:span><text:span text:style-name="T9">ανιχνεύσει ότι ο </text:span><text:span text:style-name="T16">Edison</text:span><text:span text:style-name="T9">_διοργανωτής κινείται έξω από τον δρόμο/μαύρη γραμμή, δηλαδή κινείται επάνω σε ανοιχτόχρωμη επιφάνεια (</text:span><text:span text:style-name="T16">on</text:span><text:span text:style-name="T9"> </text:span><text:span text:style-name="T16">reflective</text:span><text:span text:style-name="T9"> </text:span><text:span text:style-name="T16">surface</text:span><text:span text:style-name="T9">), τότε, εκτελούνται οι εντολές του επάνω μονοπατιού της 17</text:span><text:span text:style-name="T5">ης</text:span><text:span text:style-name="T9"> εντολής και ο </text:span><text:span text:style-name="T16">Edison</text:span><text:span text:style-name="T9">_διοργανωτής προχωρά εμπρός – αριστερά (</text:span><text:span text:style-name="T16">forward</text:span><text:span text:style-name="T9">-</text:span><text:span text:style-name="T16">left</text:span><text:span text:style-name="T9">) με ταχύτητα ίση με ‘1’ μέχρι να μπει στον δρόμο (εντολή 18).</text:span></text:p>
            </text:list-item>
            <text:list-item>
              <text:p text:style-name="P38"><text:span text:style-name="T12">Περίπτωση 2</text:span><text:span text:style-name="T7">η</text:span><text:span text:style-name="T9">: Εάν ο αισθητήρας ανίχνευσης γραμμής/επιφάνειας</text:span><text:span text:style-name="T1"> </text:span><text:span text:style-name="T9">ανιχνεύσει ότι ο </text:span><text:span text:style-name="T16">Edison</text:span><text:span text:style-name="T9">_διοργανωτής κινείται επάνω στον δρόμο (δηλαδή ΔΕΝ κινείται επάνω σε ανοιχτόχρωμη επιφάνεια), τότε, εκτελούνται οι εντολές του κάτω μονοπατιού της 17</text:span><text:span text:style-name="T5">ης</text:span><text:span text:style-name="T9"> εντολής και ο </text:span><text:span text:style-name="T16">Edison</text:span><text:span text:style-name="T9">_διοργανωτής προχωρά εμπρός – δεξιά με ταχύτητα ίση με ‘1’ μέχρι να βγει από τον δρόμο (εντολή 19).</text:span></text:p>
            </text:list-item>
          </text:list>
        </text:list-item>
      </text:list>
      <text:p text:style-name="P12"/>
      <text:p text:style-name="P11"><text:span text:style-name="T12">[</text:span><text:span text:style-name="T9">Συνεπώς, ο </text:span><text:span text:style-name="T16">Edison</text:span><text:span text:style-name="T9">_διοργανωτής, όσο βρίσκεται επάνω στον δρόμο, κινείται έτσι ώστε να βγει από αυτόν. Ενώ όταν βγει εκτός δρόμου, αμέσως κινείται με τέτοιον τρόπο ώστε να ξαναμπεί σε αυτόν. Αυτός ο τρόπος κίνησης του </text:span><text:span text:style-name="T16">robot</text:span><text:span text:style-name="T9">, ώστε να καταφέρει να ακολουθήσει έναν συγκεκριμένο δρόμο, είναι και ο λόγος για τον οποίο οι διαφορετικοί δρόμοι - που οδηγεί ο καθένας σε διαφορετικό σχολείο - πρέπει να ΜΗΝ βρίσκονται πολύ κοντά ο ένας με τον άλλον, αλλιώς υπάρχει κίνδυνος ο </text:span><text:span text:style-name="T16">Edison</text:span><text:span text:style-name="T9">_διοργανωτής να μεταπηδήσει σε λάθος δρόμο, ενώ κινούνταν στον σωστό].</text:span></text:p>
      <text:p text:style-name="P10"><text:span text:style-name="T9">Κατ’ αυτόν τον τρόπο ο </text:span><text:span text:style-name="T16">Edison</text:span><text:span text:style-name="T9">_διοργανωτής ακολουθεί/κινείται στον σωστό δρόμο μέχρις ότου να ανιχνεύσει μπροστά του το σχολείο – νικητή. Όταν ανιχνευθεί αντικείμενο (το σχολείο - νικητής) από τον </text:span><text:span text:style-name="T16">Edison</text:span><text:span text:style-name="T9">_διοργανωτή, τότε, τερματίζει/σπάει ο βρόχος ο οποίος ξεκίνησε με την 16</text:span><text:span text:style-name="T5">η</text:span><text:span text:style-name="T9"> εντολή και εκτελείται η 20</text:span><text:span text:style-name="T5">η</text:span><text:span text:style-name="T9"> εντολή σύμφωνα με την οποία ο </text:span><text:span text:style-name="T16">Edison</text:span><text:span text:style-name="T9">_διοργανωτής σταματά μπροστά στο σχολείο – νικητή. Έπειτα το βραβεύει αναπαράγοντας τη μελωδία «</text:span><text:span text:style-name="T22">m7n7c7d7e7f7g7a7b7</text:span><text:span text:style-name="T9">» (εντολή 21). Για να εξασφαλίσουμε ότι θα αναπαραχθεί ορθά ολόκληρη η μελωδία, χρησιμοποιούμε την 22</text:span><text:span text:style-name="T5">η</text:span><text:span text:style-name="T9"> εντολή με ιδιότητες </text:span><text:span text:style-name="T11">(</text:span><text:span text:style-name="T17">event</text:span><text:span text:style-name="T11">: </text:span><text:span text:style-name="T17">Music</text:span><text:span text:style-name="T11">: </text:span><text:span text:style-name="T17">Tune</text:span><text:span text:style-name="T11"> </text:span><text:span text:style-name="T17">finished</text:span><text:span text:style-name="T11">).</text:span></text:p>
      <text:p text:style-name="P13">Κεφάλαιο 6: </text:p>
      <text:p text:style-name="P8"><text:span text:style-name="T14">Πως φορτώνουμε ένα πρόγραμμα στο </text:span><text:span text:style-name="T18">robot</text:span><text:span text:style-name="T14"> </text:span><text:span text:style-name="T18">Edison</text:span><text:span text:style-name="T14">. Προγραμματισμός των </text:span><text:span text:style-name="T18">robots</text:span><text:span text:style-name="T14"> του έργου μας.</text:span></text:p>
      <text:p text:style-name="P2"><text:span text:style-name="T9">Για να φορτώσουμε, για παράδειγμα, το πρόγραμμα «διοργανωτής» του φακέλου </text:span><text:span text:style-name="T16">code</text:span><text:span text:style-name="T9"> στο </text:span><text:span text:style-name="T16">robot</text:span><text:span text:style-name="T9"> που αντιπροσωπεύει τον </text:span><text:span text:style-name="T16">Edison</text:span><text:span text:style-name="T9">_διοργανωτή στο έργο μας, ακολουθούμε τα εξής βήματα:</text:span></text:p>
      <text:list xml:id="list4372888210549365464" text:style-name="WWNum14">
        <text:list-item>
          <text:p text:style-name="P39"><text:span text:style-name="T9">Συνδέουμε την μία άκρη του καλωδίου του </text:span><text:span text:style-name="T16">robot</text:span><text:span text:style-name="T9"> </text:span><text:span text:style-name="T16">Edison</text:span><text:span text:style-name="T9"> στη θύρα ακουστικών του υπολογιστή μας και την άλλη άκρη του καλωδίου την συνδέουμε στο </text:span><text:span text:style-name="T16">robot</text:span><text:span text:style-name="T9"> </text:span><text:span text:style-name="T16">Edison</text:span><text:span text:style-name="T9"> όπως φαίνεται στις εικόνες «</text:span><text:span text:style-name="T14">Ε5</text:span><text:span text:style-name="T9">» και «</text:span><text:span text:style-name="T14">Ε6</text:span><text:span text:style-name="T9">» του φακέλου </text:span><text:span text:style-name="T16">docs</text:span><text:span text:style-name="T9">.</text:span></text:p>
        </text:list-item>
        <text:list-item>
          <text:p text:style-name="P23">Ορίζουμε την ένταση του ήχου στην μέγιστη δυνατή τιμή.</text:p>
        </text:list-item>
        <text:list-item>
          <text:p text:style-name="P39"><text:soft-page-break/><text:span text:style-name="T9">Απενεργοποιούμε τα εφέ ήχου (εφόσον υπάρχουν εφέ ήχου στο σύστημά μας). Ειδικότερα, στον υπολογιστή που χρησιμοποιήσαμε, ο οποίος εξοπλίζεται με λειτουργικό σύστημα </text:span><text:span text:style-name="T16">Windows</text:span><text:span text:style-name="T9"> 10, απενεργοποιήσαμε τα εφέ ήχου ακολουθώντας τα βήματα που φαίνονται στην εικόνα «</text:span><text:span text:style-name="T14">Ε7</text:span><text:span text:style-name="T9">» του φακέλου </text:span><text:span text:style-name="T16">docs</text:span><text:span text:style-name="T9">.</text:span></text:p>
        </text:list-item>
        <text:list-item>
          <text:p text:style-name="P39"><text:span text:style-name="T9">Ανοίγουμε το πρόγραμμα «διοργανωτής» του φακέλου </text:span><text:span text:style-name="T16">code</text:span><text:span text:style-name="T9">, με τη βοήθεια του προγραμματιστικού περιβάλλοντος </text:span><text:span text:style-name="T16">EdWare</text:span><text:span text:style-name="T9"> το οποίο πρέπει να είναι εγκατεστημένο στον υπολογιστή μας.</text:span></text:p>
        </text:list-item>
        <text:list-item>
          <text:p text:style-name="P39"><text:span text:style-name="T9">Πιέζουμε μία φορά το στρογγυλό κουμπί που υπάρχει στο επάνω τμήμα του </text:span><text:span text:style-name="T16">robot</text:span><text:span text:style-name="T9"> </text:span><text:span text:style-name="T16">Edison</text:span><text:span text:style-name="T9">.</text:span></text:p>
        </text:list-item>
        <text:list-item>
          <text:p text:style-name="P39"><text:span text:style-name="T9">Στο παράθυρο του προγραμματιστικού περιβάλλοντος </text:span><text:span text:style-name="T16">EdWare</text:span><text:span text:style-name="T9"> επιλέγουμε το κουμπί ‘</text:span><text:span text:style-name="T16">Program</text:span><text:span text:style-name="T9"> </text:span><text:span text:style-name="T16">Edison</text:span><text:span text:style-name="T9">’ και έπειτα, στο παραθυράκι που εμφανίζεται, επιλέγουμε ‘</text:span><text:span text:style-name="T16">Start</text:span><text:span text:style-name="T9"> </text:span><text:span text:style-name="T16">Download</text:span><text:span text:style-name="T9">’ για να ξεκινήσει η φόρτωση του προγράμματος στο </text:span><text:span text:style-name="T16">robot</text:span><text:span text:style-name="T9"> </text:span><text:span text:style-name="T16">Edison</text:span><text:span text:style-name="T9">.</text:span></text:p>
        </text:list-item>
        <text:list-item>
          <text:p text:style-name="P39"><text:span text:style-name="T9">Περιμένουμε μέχρι να ακουστεί ένας χαρακτηριστικός ήχος και ταυτόχρονα να αρχίζουν να αναβοσβήνουν εναλλάξ τα </text:span><text:span text:style-name="T16">Leds</text:span><text:span text:style-name="T9"> του </text:span><text:span text:style-name="T16">robot</text:span><text:span text:style-name="T9"> </text:span><text:span text:style-name="T16">Edison</text:span><text:span text:style-name="T9">. Η φόρτωση του προγράμματος έχει ολοκληρωθεί με επιτυχία!</text:span></text:p>
        </text:list-item>
      </text:list>
      <text:p text:style-name="P2"><text:span text:style-name="T9">Η φόρτωση των προγραμμάτων «μετρητής_1» και «μετρητής_2» στα αντίστοιχα </text:span><text:span text:style-name="T16">robots</text:span><text:span text:style-name="T9"> </text:span><text:span text:style-name="T16">Edison</text:span><text:span text:style-name="T9"> γίνεται με παρόμοιο τρόπο.</text:span></text:p>
      <text:p text:style-name="P2"><text:span text:style-name="T9">Αφού φορτωθούν τα προγράμματα στα 3 </text:span><text:span text:style-name="T16">robots</text:span><text:span text:style-name="T9"> </text:span><text:span text:style-name="T16">Edison</text:span><text:span text:style-name="T9">, τότε είμαστε έτοιμοι να εκτελέσουμε το έργο μας. Τοποθετούμε κάθε </text:span><text:span text:style-name="T16">robot</text:span><text:span text:style-name="T9"> στη σωστή θέση του και για να αρχίσει να εκτελεί κάθε </text:span><text:span text:style-name="T16">robot</text:span><text:span text:style-name="T9"> το πρόγραμμα με το οποίο έχει προγραμματιστεί, πατάμε μία φορά το τριγωνικό του κουμπί.</text:span></text:p>
      <text:p text:style-name="P13">Κεφάλαιο 7: </text:p>
      <text:p text:style-name="P6">Επεκτασιμότητα – κλιμάκωση – γενίκευση του έργου μας.</text:p>
      <text:p text:style-name="P3">Το έργο μας μπορεί εύκολα να επεκταθεί και να λειτουργήσει για οσαδήποτε σχολεία θέλουμε. Προϋπόθεση για αυτό είναι:</text:p>
      <text:list xml:id="list6252643409718038953" text:style-name="WWNum15">
        <text:list-item>
          <text:p text:style-name="P24">Να τηρηθούν οι περιορισμοί που ήδη έχουν αναφερθεί.</text:p>
        </text:list-item>
        <text:list-item>
          <text:p text:style-name="P40"><text:span text:style-name="T9">Να χρησιμοποιηθούν περισσότερα ρομποτάκια </text:span><text:span text:style-name="T16">Edison</text:span><text:span text:style-name="T9">. </text:span></text:p>
        </text:list-item>
      </text:list>
      <text:p text:style-name="P2"><text:span text:style-name="T9">Αν για παράδειγμα υποθέσουμε ότι θέλουμε να εφαρμόσουμε το έργο αυτό σε μια πόλη στην οποία λειτουργούν 7 σχολεία τα οποία παίρνουν μέρος στον διαγωνισμό ανακύκλωσης, τότε θα χρειαστούμε 7 + 1 = 8 ρομποτάκια </text:span><text:span text:style-name="T16">Edison</text:span><text:span text:style-name="T9"> (7 με ρόλο μετρητών κάδων και 1 με ρόλο διοργανωτή).</text:span></text:p>
      <text:p text:style-name="P2"><text:span text:style-name="T9">Όσον αφορά στα προγράμματα των 8 </text:span><text:span text:style-name="T16">robots</text:span><text:span text:style-name="T9"> </text:span><text:span text:style-name="T16">Edison</text:span><text:span text:style-name="T9">:</text:span></text:p>
      <text:list xml:id="list1902611343131662819" text:style-name="WWNum16">
        <text:list-item>
          <text:p text:style-name="P25">Το πρόγραμμα «διοργανωτής» παραμένει αμετάβλητο.</text:p>
        </text:list-item>
        <text:list-item>
          <text:p text:style-name="P41"><text:span text:style-name="T9">Τα προγράμματα «μετρητής_1», «μετρητής_2»,………, «μετρητής_7» θα είναι πανομοιότυπα με το πρόγραμμα «μετρητής_1», το οποίο τεκμηριώθηκε στο 5</text:span><text:span text:style-name="T5">ο</text:span><text:span text:style-name="T9"> κεφάλαιο του παρόντος εγγράφου, αρκεί να προσέξουμε το εξής: Στη μεταβλητή </text:span><text:span text:style-name="T16">school</text:span><text:span text:style-name="T9"> κάθε προγράμματος, η οποία αντιπροσωπεύει το σχολείο στο οποίο βρίσκεται ο κάθε </text:span><text:span text:style-name="T16">Edison</text:span><text:span text:style-name="T9">_μετρητής, πρέπει να εκχωρήσουμε την αντίστοιχη/σωστή τιμή (δηλαδή, στο πρόγραμμα «μετρητής_1» πρέπει να εκχωρηθεί στην </text:span><text:span text:style-name="T16">school</text:span><text:span text:style-name="T9"> η τιμή ‘1’, στο πρόγραμμα «μετρητής_2» πρέπει να εκχωρηθεί στην </text:span><text:span text:style-name="T16">school</text:span><text:span text:style-name="T9"> η τιμή ‘2’ κ.ο.κ.).</text:span></text:p>
        </text:list-item>
      </text:list>
      <text:p text:style-name="P2"><text:soft-page-break/><text:span text:style-name="T9">Παραθέτουμε το βίντεο «</text:span><text:span text:style-name="T18">V</text:span><text:span text:style-name="T14">2</text:span><text:span text:style-name="T9">» </text:span><text:span text:style-name="T16">το οποίο βρίσκεται στη διεύθυνση </text:span><text:a xlink:type="simple" xlink:href="https://bit.ly/2YVKoBa" text:style-name="Internet_20_link" text:visited-style-name="Visited_20_Internet_20_Link">https://bit.ly/2YVKoBa</text:a><text:span text:style-name="T16"> </text:span><text:span text:style-name="T9">στο οποίο μπορείτε να παρακολουθήσετε την εκτέλεση του έργου μας σε πόλη στην οποία συμμετέχουν </text:span><text:span text:style-name="T14">3 σχολεία</text:span><text:span text:style-name="T9"> στον διαγωνισμό ανακύκλωσης.</text:span></text:p>
      <text:p text:style-name="P13">Κεφάλαιο 8: </text:p>
      <text:p text:style-name="P7">Χρησιμότητα του έργου μας.</text:p>
      <text:p text:style-name="P3">Το έργο μας μπορεί να εφαρμοστεί σε διάφορες περιπτώσεις και να εξυπηρετήσει πολλές και διάφορες ανθρώπινες ανάγκες. </text:p>
      <text:p text:style-name="P3">Ειδικότερα χρησιμεύει σε περιπτώσεις στις οποίες είναι απαραίτητη η αυτόματη και άμεση ενημέρωση μιας απομακρυσμένης υπηρεσίας με σκοπό την (έγκαιρη) επέμβασή της.</text:p>
      <text:p text:style-name="P2"><text:span text:style-name="T9">Με χρήση ελαφρώς διαφορετικών </text:span><text:span text:style-name="T16">robots</text:span><text:span text:style-name="T9"> ή/και με μικρές τροποποιήσεις των προγραμμάτων/λογισμικών, με τα οποία προγραμματίζονται τα </text:span><text:span text:style-name="T16">robots</text:span><text:span text:style-name="T9"> του έργου μας, θα μπορούσαν να εξυπηρετηθούν οι εξής περιπτώσεις:</text:span></text:p>
      <text:list xml:id="list1471792932452098951" text:style-name="WWNum17">
        <text:list-item>
          <text:p text:style-name="P42"><text:span text:style-name="T9">Αυτόματη ειδοποίηση υπηρεσιών άμεσης επέμβασης/βοήθειας (πυροσβεστική, ασθενοφόρο, αστυνομία) σε περίπτωση ανίχνευσης φωτιάς σε σπίτι. Στην περίπτωση αυτή πρέπει να αντικατασταθεί ο </text:span><text:span text:style-name="T16">Edison</text:span><text:span text:style-name="T9">_μετρητής με </text:span><text:span text:style-name="T16">robot</text:span><text:span text:style-name="T9"> το οποίο να εξοπλίζεται με αισθητήρα ανίχνευσης καπνού/φωτιάς.</text:span></text:p>
        </text:list-item>
        <text:list-item>
          <text:p text:style-name="P42"><text:span text:style-name="T9">Αυτόματη ειδοποίηση της αστυνομίας σε περίπτωση ανίχνευσης διάρρηξης σε σπίτι. Στην περίπτωση αυτή πρέπει να τροποποιηθεί κατάλληλα το πρόγραμμα του </text:span><text:span text:style-name="T16">Edison</text:span><text:span text:style-name="T9">_μετρητή.</text:span></text:p>
        </text:list-item>
        <text:list-item>
          <text:p text:style-name="P42"><text:span text:style-name="T9">Αυτόματη ειδοποίηση της αρμόδιας υπηρεσίας σε περίπτωση ανίχνευσης βλάβης σε υδραγωγείο ή άλλου είδους σημαντική εγκατάσταση. Στην περίπτωση αυτή πρέπει να αντικατασταθεί ο </text:span><text:span text:style-name="T16">Edison</text:span><text:span text:style-name="T9">_μετρητής με </text:span><text:span text:style-name="T16">robot</text:span><text:span text:style-name="T9"> το οποίο να εξοπλίζεται με κατάλληλους αισθητήρες (π.χ. ανίχνευση διαρροής/υπερχείλισης κ.α.).</text:span></text:p>
        </text:list-item>
        <text:list-item>
          <text:p text:style-name="P42"><text:span text:style-name="T9">Αυτόματη ειδοποίηση του ασθενοφόρου σε περίπτωση που ανιχνευθεί ότι χειροτερεύει κρίσιμα η κατάσταση της υγείας ενός ανθρώπου ο οποίος μένει μόνος του. Στην περίπτωση αυτή πρέπει να αντικατασταθεί ο </text:span><text:span text:style-name="T16">Edison</text:span><text:span text:style-name="T9">_μετρητής με </text:span><text:span text:style-name="T16">robot</text:span><text:span text:style-name="T9"> το οποίο να λαμβάνει συνεχώς δεδομένα σχετικά με την κατάσταση της υγείας του ανθρώπου (π.χ. επίπεδο σακχάρου στο αίμα, καρδιακοί παλμοί, πίεση κ.α.).</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Σελίδα <text:page-number text:select-page="current">14</text:page-number> από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ασίλης</meta:initial-creator>
    <dc:creator>Βασίλειος Λαδάς</dc:creator>
    <meta:editing-cycles>103</meta:editing-cycles>
    <meta:creation-date>2019-01-27T16:09:00</meta:creation-date>
    <dc:date>2019-04-07T00:35:51.83</dc:date>
    <meta:editing-duration>PT1H30M4S</meta:editing-duration>
    <meta:generator>OpenOffice/4.1.5$Win32 OpenOffice.org_project/415m1$Build-9789</meta:generator>
    <meta:document-statistic meta:table-count="0" meta:image-count="0" meta:object-count="0" meta:page-count="14" meta:paragraph-count="147" meta:word-count="5712" meta:character-count="389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